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:subs&amp;kern=0" svg:font-family="'Liberation Sans:subs&amp;kern=0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:subs&amp;kern=0"/>
    </style:style>
    <style:style style:name="ce1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Bisections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1" calcext:value-type="float">
            <text:p>1E-03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1" calcext:value-type="float">
            <text:p>1E-04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25" calcext:value-type="float">
            <text:p>0.0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1025" calcext:value-type="float">
            <text:p>0.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075" calcext:value-type="float">
            <text:p>0.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  <draw:frame draw:z-index="0" draw:style-name="gr1" draw:text-style-name="P1" svg:width="6.2988in" svg:height="3.5429in" svg:x="0.2602in" svg:y="0.1366in">
              <draw:object draw:notify-on-update-of-ranges="Bisections.A2:Bisections.A2 Bisections.E2:Bisections.E166 Bisections.E1:Bisections.F1 Bisections.F2:Bisections.F166 Bisections.C2:Bisections.C66 Bisections.C1:Bisections.D1 Bisections.D2:Bisections.D66 Bisections.A2:Bisections.A60 Bisections.A1:Bisections.B1 Bisections.B2:Bisections.B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125" calcext:value-type="float">
            <text:p>0.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1175" calcext:value-type="float">
            <text:p>0.1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275" calcext:value-type="float">
            <text:p>0.1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1325" calcext:value-type="float">
            <text:p>0.1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5" calcext:value-type="float">
            <text:p>5</text:p>
          </table:table-cell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6" calcext:value-type="float">
            <text:p>6</text:p>
          </table:table-cell>
          <table:table-cell office:value-type="float" office:value="0.3525" calcext:value-type="float">
            <text:p>0.3525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9" calcext:value-type="float">
            <text:p>9</text:p>
          </table:table-cell>
          <table:table-cell office:value-type="float" office:value="0.355" calcext:value-type="float">
            <text:p>0.355</text:p>
          </table:table-cell>
          <table:table-cell office:value-type="float" office:value="2" calcext:value-type="float">
            <text:p>2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12" calcext:value-type="float">
            <text:p>12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3" calcext:value-type="float">
            <text:p>3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14" calcext:value-type="float">
            <text:p>14</text:p>
          </table:table-cell>
          <table:table-cell office:value-type="float" office:value="0.3575" calcext:value-type="float">
            <text:p>0.3575</text:p>
          </table:table-cell>
          <table:table-cell office:value-type="float" office:value="3" calcext:value-type="float">
            <text:p>3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15" calcext:value-type="float">
            <text:p>15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3" calcext:value-type="float">
            <text:p>3</text:p>
          </table:table-cell>
          <table:table-cell office:value-type="float" office:value="0.1375" calcext:value-type="float">
            <text:p>0.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16" calcext:value-type="float">
            <text:p>16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18" calcext:value-type="float">
            <text:p>18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19" calcext:value-type="float">
            <text:p>19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5" calcext:value-type="float">
            <text:p>5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20" calcext:value-type="float">
            <text:p>20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7" calcext:value-type="float">
            <text:p>7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7" calcext:value-type="float">
            <text:p>7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13" calcext:value-type="float">
            <text:p>13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14" calcext:value-type="float">
            <text:p>14</text:p>
          </table:table-cell>
          <table:table-cell office:value-type="float" office:value="0.1425" calcext:value-type="float">
            <text:p>0.1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17" calcext:value-type="float">
            <text:p>17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19" calcext:value-type="float">
            <text:p>19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iffness_adjustments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1" calcext:value-type="float">
            <text:p>1E-03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1" calcext:value-type="float">
            <text:p>1E-04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.0525" calcext:value-type="float">
            <text:p>0.0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075" calcext:value-type="float">
            <text:p>0.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  <draw:frame draw:z-index="0" draw:style-name="gr1" draw:text-style-name="P1" svg:width="6.2988in" svg:height="3.5429in" svg:x="0.2602in" svg:y="0.1366in">
              <draw:object draw:notify-on-update-of-ranges="Stiffness_adjustments.A2:Stiffness_adjustments.A2 Stiffness_adjustments.E2:Stiffness_adjustments.E166 Stiffness_adjustments.E1:Stiffness_adjustments.F1 Stiffness_adjustments.F2:Stiffness_adjustments.F166 Stiffness_adjustments.C2:Stiffness_adjustments.C66 Stiffness_adjustments.C1:Stiffness_adjustments.D1 Stiffness_adjustments.D2:Stiffness_adjustments.D66 Stiffness_adjustments.A2:Stiffness_adjustments.A60 Stiffness_adjustments.A1:Stiffness_adjustments.B1 Stiffness_adjustments.B2:Stiffness_adjustments.B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.1175" calcext:value-type="float">
            <text:p>0.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" calcext:value-type="float">
            <text:p>0</text:p>
          </table:table-cell>
          <table:table-cell office:value-type="float" office:value="0.3525" calcext:value-type="float">
            <text:p>0.3525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2" calcext:value-type="float">
            <text:p>2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0" calcext:value-type="float">
            <text:p>0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1" calcext:value-type="float">
            <text:p>1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0" calcext:value-type="float">
            <text:p>0</text:p>
          </table:table-cell>
          <table:table-cell office:value-type="float" office:value="0.3575" calcext:value-type="float">
            <text:p>0.3575</text:p>
          </table:table-cell>
          <table:table-cell office:value-type="float" office:value="0" calcext:value-type="float">
            <text:p>0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0" calcext:value-type="float">
            <text:p>0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1" calcext:value-type="float">
            <text:p>1</text:p>
          </table:table-cell>
          <table:table-cell office:value-type="float" office:value="0.1375" calcext:value-type="float">
            <text:p>0.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0" calcext:value-type="float">
            <text:p>0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1" calcext:value-type="float">
            <text:p>1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0" calcext:value-type="float">
            <text:p>0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" calcext:value-type="float">
            <text:p>0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0" calcext:value-type="float">
            <text:p>0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1" calcext:value-type="float">
            <text:p>1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0" calcext:value-type="float">
            <text:p>0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0" calcext:value-type="float">
            <text:p>0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0" calcext:value-type="float">
            <text:p>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0" calcext:value-type="float">
            <text:p>0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0" calcext:value-type="float">
            <text:p>0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x(k_n)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1" calcext:value-type="float">
            <text:p>1E-03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1" calcext:value-type="float">
            <text:p>1E-04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.47714958024414" calcext:value-type="float">
            <text:p>1.47714958024414</text:p>
          </table:table-cell>
          <table:table-cell office:value-type="float" office:value="0.05" calcext:value-type="float">
            <text:p>0.05</text:p>
          </table:table-cell>
          <table:table-cell office:value-type="float" office:value="14.7714958024414" calcext:value-type="float">
            <text:p>14.771495802441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4.72517233818343" calcext:value-type="float">
            <text:p>4.72517233818343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8.03358387618153" calcext:value-type="float">
            <text:p>8.03358387618153</text:p>
          </table:table-cell>
          <table:table-cell office:value-type="float" office:value="0.0525" calcext:value-type="float">
            <text:p>0.052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12201650116524" calcext:value-type="float">
            <text:p>1.12201650116524</text:p>
          </table:table-cell>
          <table:table-cell office:value-type="float" office:value="0.08" calcext:value-type="float">
            <text:p>0.08</text:p>
          </table:table-cell>
          <table:table-cell office:value-type="float" office:value="11.3879165041768" calcext:value-type="float">
            <text:p>11.3879165041768</text:p>
          </table:table-cell>
          <table:table-cell office:value-type="float" office:value="0.055" calcext:value-type="float">
            <text:p>0.05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46264115379161" calcext:value-type="float">
            <text:p>1.46264115379161</text:p>
          </table:table-cell>
          <table:table-cell office:value-type="float" office:value="0.09" calcext:value-type="float">
            <text:p>0.09</text:p>
          </table:table-cell>
          <table:table-cell office:value-type="float" office:value="14.8174043488954" calcext:value-type="float">
            <text:p>14.8174043488954</text:p>
          </table:table-cell>
          <table:table-cell office:value-type="float" office:value="0.06" calcext:value-type="float">
            <text:p>0.06</text:p>
          </table:table-cell>
          <table:table-cell office:value-type="float" office:value="47.6842805629142" calcext:value-type="float">
            <text:p>47.684280562914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" calcext:value-type="float">
            <text:p>0.1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7" calcext:value-type="float">
            <text:p>0.07</text:p>
          </table:table-cell>
          <table:table-cell office:value-type="float" office:value="80.4902236520156" calcext:value-type="float">
            <text:p>80.490223652015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025" calcext:value-type="float">
            <text:p>0.102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8" calcext:value-type="float">
            <text:p>0.08</text:p>
          </table:table-cell>
          <table:table-cell office:value-type="float" office:value="114.026628636158" calcext:value-type="float">
            <text:p>114.02662863615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05" calcext:value-type="float">
            <text:p>0.10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9" calcext:value-type="float">
            <text:p>0.09</text:p>
          </table:table-cell>
          <table:table-cell office:value-type="float" office:value="148.317082209431" calcext:value-type="float">
            <text:p>148.31708220943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1" calcext:value-type="float">
            <text:p>0.11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" calcext:value-type="float">
            <text:p>0.1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15" calcext:value-type="float">
            <text:p>0.11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2" calcext:value-type="float">
            <text:p>0.12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25" calcext:value-type="float">
            <text:p>0.10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3" calcext:value-type="float">
            <text:p>0.13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4" calcext:value-type="float">
            <text:p>0.14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5" calcext:value-type="float">
            <text:p>0.10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5" calcext:value-type="float">
            <text:p>0.1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6" calcext:value-type="float">
            <text:p>0.16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75" calcext:value-type="float">
            <text:p>0.10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7" calcext:value-type="float">
            <text:p>0.17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8" calcext:value-type="float">
            <text:p>0.18</text:p>
          </table:table-cell>
          <table:table-cell office:value-type="float" office:value="20.4118062565204" calcext:value-type="float">
            <text:p>20.4118062565204</text:p>
            <draw:frame draw:z-index="0" draw:style-name="gr1" draw:text-style-name="P1" svg:width="6.2988in" svg:height="3.5429in" svg:x="0.2602in" svg:y="0.1366in">
              <draw:object draw:notify-on-update-of-ranges="'max(k_n)'.A2:'max(k_n)'.A2 'max(k_n)'.E2:'max(k_n)'.E166 'max(k_n)'.E1:'max(k_n)'.F1 'max(k_n)'.F2:'max(k_n)'.F166 'max(k_n)'.C2:'max(k_n)'.C80 'max(k_n)'.C1:'max(k_n)'.D1 'max(k_n)'.D2:'max(k_n)'.D80 'max(k_n)'.A2:'max(k_n)'.A60 'max(k_n)'.A1:'max(k_n)'.B1 'max(k_n)'.B2:'max(k_n)'.B6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9" calcext:value-type="float">
            <text:p>0.19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2" calcext:value-type="float">
            <text:p>0.2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25" calcext:value-type="float">
            <text:p>0.1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.26952184296096" calcext:value-type="float">
            <text:p>2.26952184296096</text:p>
          </table:table-cell>
          <table:table-cell office:value-type="float" office:value="0.21" calcext:value-type="float">
            <text:p>0.21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2348547007532" calcext:value-type="float">
            <text:p>2.92348547007532</text:p>
          </table:table-cell>
          <table:table-cell office:value-type="float" office:value="0.22" calcext:value-type="float">
            <text:p>0.22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5" calcext:value-type="float">
            <text:p>0.11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.66324577144748" calcext:value-type="float">
            <text:p>3.66324577144748</text:p>
          </table:table-cell>
          <table:table-cell office:value-type="float" office:value="0.23" calcext:value-type="float">
            <text:p>0.23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75" calcext:value-type="float">
            <text:p>0.11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.46359740304867" calcext:value-type="float">
            <text:p>4.46359740304867</text:p>
          </table:table-cell>
          <table:table-cell office:value-type="float" office:value="0.24" calcext:value-type="float">
            <text:p>0.24</text:p>
          </table:table-cell>
          <table:table-cell office:value-type="float" office:value="22.8756614889514" calcext:value-type="float">
            <text:p>22.8756614889514</text:p>
          </table:table-cell>
          <table:table-cell office:value-type="float" office:value="0.12" calcext:value-type="float">
            <text:p>0.12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.30662461967216" calcext:value-type="float">
            <text:p>5.30662461967216</text:p>
          </table:table-cell>
          <table:table-cell office:value-type="float" office:value="0.25" calcext:value-type="float">
            <text:p>0.25</text:p>
          </table:table-cell>
          <table:table-cell office:value-type="float" office:value="29.4216288305577" calcext:value-type="float">
            <text:p>29.4216288305577</text:p>
          </table:table-cell>
          <table:table-cell office:value-type="float" office:value="0.125" calcext:value-type="float">
            <text:p>0.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6.17490350597691" calcext:value-type="float">
            <text:p>6.17490350597691</text:p>
          </table:table-cell>
          <table:table-cell office:value-type="float" office:value="0.26" calcext:value-type="float">
            <text:p>0.26</text:p>
          </table:table-cell>
          <table:table-cell office:value-type="float" office:value="36.8172572335305" calcext:value-type="float">
            <text:p>36.8172572335305</text:p>
          </table:table-cell>
          <table:table-cell office:value-type="float" office:value="0.1275" calcext:value-type="float">
            <text:p>0.12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.05272587805828" calcext:value-type="float">
            <text:p>7.05272587805828</text:p>
          </table:table-cell>
          <table:table-cell office:value-type="float" office:value="0.27" calcext:value-type="float">
            <text:p>0.27</text:p>
          </table:table-cell>
          <table:table-cell office:value-type="float" office:value="44.818364993656" calcext:value-type="float">
            <text:p>44.818364993656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.93047063783861" calcext:value-type="float">
            <text:p>7.93047063783861</text:p>
          </table:table-cell>
          <table:table-cell office:value-type="float" office:value="0.28" calcext:value-type="float">
            <text:p>0.28</text:p>
          </table:table-cell>
          <table:table-cell office:value-type="float" office:value="53.2432616981366" calcext:value-type="float">
            <text:p>53.2432616981366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.80212830612887" calcext:value-type="float">
            <text:p>8.80212830612887</text:p>
          </table:table-cell>
          <table:table-cell office:value-type="float" office:value="0.29" calcext:value-type="float">
            <text:p>0.29</text:p>
          </table:table-cell>
          <table:table-cell office:value-type="float" office:value="61.9188448748025" calcext:value-type="float">
            <text:p>61.9188448748025</text:p>
          </table:table-cell>
          <table:table-cell office:value-type="float" office:value="0.13" calcext:value-type="float">
            <text:p>0.13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.80212830612887" calcext:value-type="float">
            <text:p>8.80212830612887</text:p>
          </table:table-cell>
          <table:table-cell office:value-type="float" office:value="0.3" calcext:value-type="float">
            <text:p>0.3</text:p>
          </table:table-cell>
          <table:table-cell office:value-type="float" office:value="70.6921438379988" calcext:value-type="float">
            <text:p>70.6921438379988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1" calcext:value-type="float">
            <text:p>0.31</text:p>
          </table:table-cell>
          <table:table-cell office:value-type="float" office:value="79.4812417710965" calcext:value-type="float">
            <text:p>79.481241771096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2" calcext:value-type="float">
            <text:p>0.32</text:p>
          </table:table-cell>
          <table:table-cell office:value-type="float" office:value="88.2148617309651" calcext:value-type="float">
            <text:p>88.2148617309651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3" calcext:value-type="float">
            <text:p>0.33</text:p>
          </table:table-cell>
          <table:table-cell office:value-type="float" office:value="88.2148617309651" calcext:value-type="float">
            <text:p>88.2148617309651</text:p>
          </table:table-cell>
          <table:table-cell office:value-type="float" office:value="0.1325" calcext:value-type="float">
            <text:p>0.13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4" calcext:value-type="float">
            <text:p>0.34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45" calcext:value-type="float">
            <text:p>0.34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" calcext:value-type="float">
            <text:p>0.3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25" calcext:value-type="float">
            <text:p>0.352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5" calcext:value-type="float">
            <text:p>0.13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5" calcext:value-type="float">
            <text:p>0.35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75" calcext:value-type="float">
            <text:p>0.35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75" calcext:value-type="float">
            <text:p>0.1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" calcext:value-type="float">
            <text:p>0.36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" calcext:value-type="float">
            <text:p>0.14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25" calcext:value-type="float">
            <text:p>0.14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228.936539577559" calcext:value-type="float">
            <text:p>228.936539577559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294.402343578675" calcext:value-type="float">
            <text:p>294.402343578675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368.36078425131" calcext:value-type="float">
            <text:p>368.36078425131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448.369718626494" calcext:value-type="float">
            <text:p>448.369718626494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532.61370585668" calcext:value-type="float">
            <text:p>532.61370585668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619.362449926602" calcext:value-type="float">
            <text:p>619.36244992660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707.090203220284" calcext:value-type="float">
            <text:p>707.090203220284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794.989698889297" calcext:value-type="float">
            <text:p>794.989698889297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1117.87108739504" calcext:value-type="float">
            <text:p>1117.87108739504</text:p>
          </table:table-cell>
        </table:table-row>
      </table:table>
      <table:table table:name="sumFx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1" calcext:value-type="float">
            <text:p>1E-03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1" calcext:value-type="float">
            <text:p>1E-04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3.23566585851143E-019" calcext:value-type="float">
            <text:p>-3.23566585851143E-19</text:p>
          </table:table-cell>
          <table:table-cell office:value-type="float" office:value="0.05" calcext:value-type="float">
            <text:p>0.05</text:p>
          </table:table-cell>
          <table:table-cell office:value-type="float" office:value="-3.70153397950129E-019" calcext:value-type="float">
            <text:p>-3.70153397950129E-19</text:p>
          </table:table-cell>
          <table:table-cell office:value-type="float" office:value="0.05" calcext:value-type="float">
            <text:p>0.05</text:p>
          </table:table-cell>
          <table:table-cell office:value-type="float" office:value="-4.2944570425793E-019" calcext:value-type="float">
            <text:p>-4.2944570425793E-1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0330335242063748" calcext:value-type="float">
            <text:p>-3.30335242063748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5821462612397" calcext:value-type="float">
            <text:p>-3.25821462612397E-06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-0.00000023173005569481" calcext:value-type="float">
            <text:p>-2.3173005569481E-0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00698141835661023" calcext:value-type="float">
            <text:p>-6.98141835661023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2917297631859" calcext:value-type="float">
            <text:p>-6.92917297631859E-06</text:p>
          </table:table-cell>
          <table:table-cell office:value-type="float" office:value="0.0525" calcext:value-type="float">
            <text:p>0.0525</text:p>
          </table:table-cell>
          <table:table-cell office:value-type="float" office:value="-0.00000065501225301177" calcext:value-type="float">
            <text:p>-6.5501225301177E-0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0108486811728081" calcext:value-type="float">
            <text:p>-1.08486811728081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151529997905" calcext:value-type="float">
            <text:p>-1.08151529997905E-05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0000151352987333463" calcext:value-type="float">
            <text:p>-1.51352987333463E-0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149034589978214" calcext:value-type="float">
            <text:p>-1.49034589978214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173757842564" calcext:value-type="float">
            <text:p>-1.49173757842564E-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6961986264568" calcext:value-type="float">
            <text:p>-3.26961986264568E-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191683787641753" calcext:value-type="float">
            <text:p>-1.91683787641753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370997789735" calcext:value-type="float">
            <text:p>-1.92370997789735E-05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154495636159" calcext:value-type="float">
            <text:p>-6.94154495636159E-0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205601006808621" calcext:value-type="float">
            <text:p>-2.05601006808621E-0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00197986048357133" calcext:value-type="float">
            <text:p>-1.97986048357133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81350748488" calcext:value-type="float">
            <text:p>-1.08281350748488E-0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199795934011554" calcext:value-type="float">
            <text:p>-1.99795934011554E-0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00202101816308566" calcext:value-type="float">
            <text:p>-2.02101816308566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1013081619" calcext:value-type="float">
            <text:p>-1.4931013081619E-0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218661604734286" calcext:value-type="float">
            <text:p>-2.18661604734286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189787011251" calcext:value-type="float">
            <text:p>-2.06189787011251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14041308003" calcext:value-type="float">
            <text:p>-1.92514041308003E-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394526269216596" calcext:value-type="float">
            <text:p>-3.94526269216596E-0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00205335221488068" calcext:value-type="float">
            <text:p>-2.05335221488068E-05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00195514241776914" calcext:value-type="float">
            <text:p>-1.95514241776914E-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500862527236147" calcext:value-type="float">
            <text:p>-5.00862527236147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216655114455" calcext:value-type="float">
            <text:p>-2.00216655114455E-0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00198128234299893" calcext:value-type="float">
            <text:p>-1.98128234299893E-0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536685518764539" calcext:value-type="float">
            <text:p>-5.36685518764539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126150359994" calcext:value-type="float">
            <text:p>-2.19126150359994E-0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-0.0000200367142119597" calcext:value-type="float">
            <text:p>-2.00367142119597E-0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502602207656109" calcext:value-type="float">
            <text:p>-5.02602207656109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516368284336" calcext:value-type="float">
            <text:p>-3.96516368284336E-0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00202242082400923" calcext:value-type="float">
            <text:p>-2.02242082400923E-0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396477820748931" calcext:value-type="float">
            <text:p>-3.96477820748931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3922851820056" calcext:value-type="float">
            <text:p>-5.03922851820056E-05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-0.0000203764150404383" calcext:value-type="float">
            <text:p>-2.03764150404383E-0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335879967061004" calcext:value-type="float">
            <text:p>-3.35879967061004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209860937532" calcext:value-type="float">
            <text:p>-5.40209860937532E-05</text:p>
          </table:table-cell>
          <table:table-cell office:value-type="float" office:value="0.1075" calcext:value-type="float">
            <text:p>0.1075</text:p>
          </table:table-cell>
          <table:table-cell office:value-type="float" office:value="-0.0000204944404821234" calcext:value-type="float">
            <text:p>-2.04944404821234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247354752478382" calcext:value-type="float">
            <text:p>-2.47354752478382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5907068247062" calcext:value-type="float">
            <text:p>-5.05907068247062E-05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-0.0000205793854119623" calcext:value-type="float">
            <text:p>-2.05793854119623E-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471393988271409" calcext:value-type="float">
            <text:p>4.71393988271409E-06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096720241769" calcext:value-type="float">
            <text:p>-3.99096720241769E-05</text:p>
            <draw:frame draw:z-index="0" draw:style-name="gr1" draw:text-style-name="P1" svg:width="6.2988in" svg:height="3.5429in" svg:x="0.2602in" svg:y="0.1366in">
              <draw:object draw:notify-on-update-of-ranges="sumFx.A2:sumFx.A2 sumFx.E2:sumFx.E166 sumFx.E1:sumFx.F1 sumFx.F2:sumFx.F166 sumFx.C2:sumFx.C66 sumFx.C1:sumFx.D1 sumFx.D2:sumFx.D66 sumFx.A2:sumFx.A60 sumFx.A1:sumFx.B1 sumFx.B2:sumFx.B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-0.0000206323443761142" calcext:value-type="float">
            <text:p>-2.06323443761142E-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605474282360991" calcext:value-type="float">
            <text:p>6.05474282360991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10498029632" calcext:value-type="float">
            <text:p>-3.3710498029632E-0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-0.0000206544044157999" calcext:value-type="float">
            <text:p>-2.06544044157999E-0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169475888517024" calcext:value-type="float">
            <text:p>0.000169475888517024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9469320793" calcext:value-type="float">
            <text:p>-2.469469320793E-05</text:p>
          </table:table-cell>
          <table:table-cell office:value-type="float" office:value="0.1125" calcext:value-type="float">
            <text:p>0.1125</text:p>
          </table:table-cell>
          <table:table-cell office:value-type="float" office:value="-0.000020646643925029" calcext:value-type="float">
            <text:p>-2.0646643925029E-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321054370800175" calcext:value-type="float">
            <text:p>0.00032105437080017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514350189144498" calcext:value-type="float">
            <text:p>5.14350189144498E-06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-0.000020610159397161" calcext:value-type="float">
            <text:p>-2.0610159397161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00615366385659" calcext:value-type="float">
            <text:p>0.000500615366385659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2790040173725" calcext:value-type="float">
            <text:p>6.12790040173725E-0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00205459442928369" calcext:value-type="float">
            <text:p>-2.05459442928369E-0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705548481620968" calcext:value-type="float">
            <text:p>0.000705548481620968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794507987096" calcext:value-type="float">
            <text:p>0.000170794507987096</text:p>
          </table:table-cell>
          <table:table-cell office:value-type="float" office:value="0.1175" calcext:value-type="float">
            <text:p>0.1175</text:p>
          </table:table-cell>
          <table:table-cell office:value-type="float" office:value="-0.0000203386018078782" calcext:value-type="float">
            <text:p>-2.03386018078782E-0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940444388185203" calcext:value-type="float">
            <text:p>0.000940444388185203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2935680067143" calcext:value-type="float">
            <text:p>0.000322935680067143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28825716212" calcext:value-type="float">
            <text:p>-2.00328825716212E-0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120053905065423" calcext:value-type="float">
            <text:p>0.00120053905065423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056302176521" calcext:value-type="float">
            <text:p>0.00050305630217652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000191578765633559" calcext:value-type="float">
            <text:p>-1.91578765633559E-0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148146629194737" calcext:value-type="float">
            <text:p>0.00148146629194737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257188558036" calcext:value-type="float">
            <text:p>0.000708257188558036</text:p>
          </table:table-cell>
          <table:table-cell office:value-type="float" office:value="0.1275" calcext:value-type="float">
            <text:p>0.1275</text:p>
          </table:table-cell>
          <table:table-cell office:value-type="float" office:value="-0.0000186037234223622" calcext:value-type="float">
            <text:p>-1.86037234223622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78486488876234" calcext:value-type="float">
            <text:p>0.0017848648887623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464283028458" calcext:value-type="float">
            <text:p>0.000943464283028458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-0.0000192444004630568" calcext:value-type="float">
            <text:p>-1.92444004630568E-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211156865587596" calcext:value-type="float">
            <text:p>0.00211156865587596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39699527829" calcext:value-type="float">
            <text:p>0.0012039699527829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-0.0000205969427324292" calcext:value-type="float">
            <text:p>-2.05969427324292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24525637800591" calcext:value-type="float">
            <text:p>0.0024525637800591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57533407603" calcext:value-type="float">
            <text:p>0.0014855753340760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54287654921" calcext:value-type="float">
            <text:p>-2.19254287654921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279968254879378" calcext:value-type="float">
            <text:p>0.00279968254879378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49689339686" calcext:value-type="float">
            <text:p>0.00178949689339686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-0.0000232294885603412" calcext:value-type="float">
            <text:p>-2.3229488560341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314784540381257" calcext:value-type="float">
            <text:p>0.0031478454038125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682860909181" calcext:value-type="float">
            <text:p>0.0021168286090918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-0.0000245087775824114" calcext:value-type="float">
            <text:p>-2.45087775824114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49482484429786" calcext:value-type="float">
            <text:p>0.00349482484429786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33729906043" calcext:value-type="float">
            <text:p>0.00245833729906043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-0.0000257629756150506" calcext:value-type="float">
            <text:p>-2.57629756150506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380089486257747" calcext:value-type="float">
            <text:p>0.00380089486257747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595370393398" calcext:value-type="float">
            <text:p>0.00280595370393398</text:p>
          </table:table-cell>
          <table:table-cell office:value-type="float" office:value="0.1325" calcext:value-type="float">
            <text:p>0.1325</text:p>
          </table:table-cell>
          <table:table-cell office:value-type="float" office:value="-0.0000269917856443287" calcext:value-type="float">
            <text:p>-2.69917856443287E-05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.00379231446132278" calcext:value-type="float">
            <text:p>0.00379231446132278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380375892068" calcext:value-type="float">
            <text:p>0.00315380375892068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-0.0000281949327776667" calcext:value-type="float">
            <text:p>-2.81949327776667E-05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00378744805944114" calcext:value-type="float">
            <text:p>0.0037874480594411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0332856615202534" calcext:value-type="float">
            <text:p>0.00332856615202534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-0.0000293721631956921" calcext:value-type="float">
            <text:p>-2.93721631956921E-05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0.00378582385037793" calcext:value-type="float">
            <text:p>0.00378582385037793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196800436289" calcext:value-type="float">
            <text:p>0.0035019680043628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-0.0000305232431367283" calcext:value-type="float">
            <text:p>-3.05232431367283E-05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.00376934716389797" calcext:value-type="float">
            <text:p>0.00376934716389797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0358713042129301" calcext:value-type="float">
            <text:p>0.00358713042129301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00316479579132263" calcext:value-type="float">
            <text:p>-3.16479579132263E-05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0.00376187432318992" calcext:value-type="float">
            <text:p>0.00376187432318992</text:p>
          </table:table-cell>
          <table:table-cell office:value-type="float" office:value="0.355" calcext:value-type="float">
            <text:p>0.355</text:p>
          </table:table-cell>
          <table:table-cell office:value-type="float" office:value="0.00367019336884417" calcext:value-type="float">
            <text:p>0.00367019336884417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-0.0000327461109594417" calcext:value-type="float">
            <text:p>-3.27461109594417E-05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0.00375958154937376" calcext:value-type="float">
            <text:p>0.0037595815493737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00371029510580306" calcext:value-type="float">
            <text:p>0.00371029510580306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-0.0000338175229096069" calcext:value-type="float">
            <text:p>-3.38175229096069E-05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0.00375861264566783" calcext:value-type="float">
            <text:p>0.00375861264566783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0037486282308573" calcext:value-type="float">
            <text:p>0.0037486282308573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-0.0000348620307058021" calcext:value-type="float">
            <text:p>-3.48620307058021E-05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0.00375787857788541" calcext:value-type="float">
            <text:p>0.00375787857788541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0.00378416253313232" calcext:value-type="float">
            <text:p>0.00378416253313232</text:p>
          </table:table-cell>
          <table:table-cell office:value-type="float" office:value="0.1375" calcext:value-type="float">
            <text:p>0.1375</text:p>
          </table:table-cell>
          <table:table-cell office:value-type="float" office:value="-0.0000358794867347451" calcext:value-type="float">
            <text:p>-3.58794867347451E-05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0.00375727517654716" calcext:value-type="float">
            <text:p>0.00375727517654716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253671955162" calcext:value-type="float">
            <text:p>0.00381253671955162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-0.0000368697579926424" calcext:value-type="float">
            <text:p>-3.68697579926424E-05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0.00375702239111447" calcext:value-type="float">
            <text:p>0.00375702239111447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38178407894839" calcext:value-type="float">
            <text:p>0.0038178407894839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-0.0000378327252773025" calcext:value-type="float">
            <text:p>-3.78327252773025E-05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0.00375682873706732" calcext:value-type="float">
            <text:p>0.00375682873706732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380405862828449" calcext:value-type="float">
            <text:p>0.00380405862828449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-0.0000387682824066327" calcext:value-type="float">
            <text:p>-3.87682824066327E-05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0.00375665907824631" calcext:value-type="float">
            <text:p>0.00375665907824631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379407800941289" calcext:value-type="float">
            <text:p>0.00379407800941289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63354626658" calcext:value-type="float">
            <text:p>-3.96763354626658E-05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0.00378831303106944" calcext:value-type="float">
            <text:p>0.00378831303106944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0000405568020602866" calcext:value-type="float">
            <text:p>-4.05568020602866E-05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0.0037703779119959" calcext:value-type="float">
            <text:p>0.0037703779119959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-0.0000414096106397742" calcext:value-type="float">
            <text:p>-4.14096106397742E-05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0.0037688265747717" calcext:value-type="float">
            <text:p>0.0037688265747717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-0.0000422346997822972" calcext:value-type="float">
            <text:p>-4.22346997822972E-05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0.0037672995245032" calcext:value-type="float">
            <text:p>0.003767299524503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0000430320175475539" calcext:value-type="float">
            <text:p>-4.30320175475539E-05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0.00376682240731872" calcext:value-type="float">
            <text:p>0.00376682240731872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-0.0000438015208326755" calcext:value-type="float">
            <text:p>-4.38015208326755E-05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0.00376656847151662" calcext:value-type="float">
            <text:p>0.00376656847151662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-0.0000445431747515591" calcext:value-type="float">
            <text:p>-4.45431747515591E-05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-0.0000452569520338533" calcext:value-type="float">
            <text:p>-4.52569520338533E-05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-0.0000459428324427202" calcext:value-type="float">
            <text:p>-4.59428324427202E-05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-0.0000466008022106245" calcext:value-type="float">
            <text:p>-4.66008022106245E-05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-0.000047230853492339" calcext:value-type="float">
            <text:p>-4.7230853492339E-05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-0.0000478329838344158" calcext:value-type="float">
            <text:p>-4.78329838344158E-05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-0.000048407195660348" calcext:value-type="float">
            <text:p>-4.8407195660348E-05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-0.0000489534957706911" calcext:value-type="float">
            <text:p>-4.89534957706911E-05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-0.0000494718948574276" calcext:value-type="float">
            <text:p>-4.94718948574276E-05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-0.0000504250493653777" calcext:value-type="float">
            <text:p>-5.04250493653777E-05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-0.0000512668049236664" calcext:value-type="float">
            <text:p>-5.12668049236664E-05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-0.0000519973405960145" calcext:value-type="float">
            <text:p>-5.19973405960145E-05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-0.0000526168553318504" calcext:value-type="float">
            <text:p>-5.26168553318504E-05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-0.0000531255551448969" calcext:value-type="float">
            <text:p>-5.31255551448969E-05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-0.0000535236408331361" calcext:value-type="float">
            <text:p>-5.35236408331361E-05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-0.0000538112961688998" calcext:value-type="float">
            <text:p>-5.38112961688998E-05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-0.0000539886764916314" calcext:value-type="float">
            <text:p>-5.39886764916314E-05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-0.0000540558976392879" calcext:value-type="float">
            <text:p>-5.40558976392879E-05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-0.0000506204181947589" calcext:value-type="float">
            <text:p>-5.06204181947589E-05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-0.0000399282912436156" calcext:value-type="float">
            <text:p>-3.99282912436156E-05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-0.0000337089735389015" calcext:value-type="float">
            <text:p>-3.37089735389015E-05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-0.0000246653209175982" calcext:value-type="float">
            <text:p>-2.46653209175982E-05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0.00000518366975987782" calcext:value-type="float">
            <text:p>5.18366975987782E-06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0.0000613503006245698" calcext:value-type="float">
            <text:p>6.13503006245698E-05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0.000170923057356511" calcext:value-type="float">
            <text:p>0.000170923057356511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0.000323120314799145" calcext:value-type="float">
            <text:p>0.000323120314799145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000503297958709457" calcext:value-type="float">
            <text:p>0.000503297958709457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0.000708523251486253" calcext:value-type="float">
            <text:p>0.000708523251486253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0.000943759415599522" calcext:value-type="float">
            <text:p>0.000943759415599522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0.00120429920636665" calcext:value-type="float">
            <text:p>0.00120429920636665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.00148595407254102" calcext:value-type="float">
            <text:p>0.0014859540725410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00178992179166171" calcext:value-type="float">
            <text:p>0.00178992179166171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0.00211730093042494" calcext:value-type="float">
            <text:p>0.00211730093042494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0.00245884862797933" calcext:value-type="float">
            <text:p>0.00245884862797933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0.00263351460800471" calcext:value-type="float">
            <text:p>0.0026335146080047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0.00267670274466927" calcext:value-type="float">
            <text:p>0.00267670274466927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0.00269826067329616" calcext:value-type="float">
            <text:p>0.00269826067329616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0.00271985563346754" calcext:value-type="float">
            <text:p>0.00271985563346754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0.00274148618875028" calcext:value-type="float">
            <text:p>0.00274148618875028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0.00276315180753501" calcext:value-type="float">
            <text:p>0.00276315180753501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0.00278484907849906" calcext:value-type="float">
            <text:p>0.00278484907849906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0.00280657957510687" calcext:value-type="float">
            <text:p>0.00280657957510687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0.00284984313836456" calcext:value-type="float">
            <text:p>0.00284984313836456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0.00289308883324736" calcext:value-type="float">
            <text:p>0.00289308883324736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0.00293644251518181" calcext:value-type="float">
            <text:p>0.00293644251518181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0.00297989216871905" calcext:value-type="float">
            <text:p>0.00297989216871905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0.003023425075228" calcext:value-type="float">
            <text:p>0.003023425075228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0.00306702765564076" calcext:value-type="float">
            <text:p>0.0030670276556407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0.00311069146814518" calcext:value-type="float">
            <text:p>0.00311069146814518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0.00315438823487152" calcext:value-type="float">
            <text:p>0.00315438823487152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0.00319810648918915" calcext:value-type="float">
            <text:p>0.00319810648918915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0.00324182760744465" calcext:value-type="float">
            <text:p>0.00324182760744465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0.00328552703686556" calcext:value-type="float">
            <text:p>0.00328552703686556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0.00332918654360723" calcext:value-type="float">
            <text:p>0.00332918654360723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0.003372763090007" calcext:value-type="float">
            <text:p>0.003372763090007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0.00341622797883613" calcext:value-type="float">
            <text:p>0.00341622797883613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0.00343790781174894" calcext:value-type="float">
            <text:p>0.0034379078117489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0.00345953763855969" calcext:value-type="float">
            <text:p>0.00345953763855969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0.00348111611956942" calcext:value-type="float">
            <text:p>0.00348111611956942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0.00350263649392385" calcext:value-type="float">
            <text:p>0.00350263649392385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0.00354544242261323" calcext:value-type="float">
            <text:p>0.0035454424226132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0.0035667074427522" calcext:value-type="float">
            <text:p>0.0035667074427522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0.00358786225450641" calcext:value-type="float">
            <text:p>0.00358786225450641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0.0036088858123147" calcext:value-type="float">
            <text:p>0.0036088858123147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0.00362975847722045" calcext:value-type="float">
            <text:p>0.00362975847722045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0.00365045568798041" calcext:value-type="float">
            <text:p>0.00365045568798041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0.00367093187743044" calcext:value-type="float">
            <text:p>0.0036709318774304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0.00369114605504784" calcext:value-type="float">
            <text:p>0.0036911460550478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0.0037110389682002" calcext:value-type="float">
            <text:p>0.0037110389682002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0.00373052847440971" calcext:value-type="float">
            <text:p>0.00373052847440971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0.00374949726786912" calcext:value-type="float">
            <text:p>0.0037494972678691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0.00375874388060689" calcext:value-type="float">
            <text:p>0.00375874388060689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0.00376777905499855" calcext:value-type="float">
            <text:p>0.00376777905499855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0.00377656995526507" calcext:value-type="float">
            <text:p>0.00377656995526507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0.00378506384758482" calcext:value-type="float">
            <text:p>0.00378506384758482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0.00379318614262616" calcext:value-type="float">
            <text:p>0.00379318614262616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0.00380082779277866" calcext:value-type="float">
            <text:p>0.00380082779277866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0.00380781837065754" calcext:value-type="float">
            <text:p>0.00380781837065754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0.0038138643982255" calcext:value-type="float">
            <text:p>0.0038138643982255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0.00381639321265951" calcext:value-type="float">
            <text:p>0.0038163932126595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0.00381840033439611" calcext:value-type="float">
            <text:p>0.00381840033439611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0.00381967978424014" calcext:value-type="float">
            <text:p>0.00381967978424014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0.00381976270697771" calcext:value-type="float">
            <text:p>0.00381976270697771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0.00381902855659812" calcext:value-type="float">
            <text:p>0.00381902855659812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0.00381709129550325" calcext:value-type="float">
            <text:p>0.00381709129550325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0.00381264182547517" calcext:value-type="float">
            <text:p>0.00381264182547517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0.00380611590459076" calcext:value-type="float">
            <text:p>0.00380611590459076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0.00380567825778783" calcext:value-type="float">
            <text:p>0.00380567825778783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0.0038045228847144" calcext:value-type="float">
            <text:p>0.0038045228847144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0.00380285401570684" calcext:value-type="float">
            <text:p>0.00380285401570684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0.00380047413304947" calcext:value-type="float">
            <text:p>0.00380047413304947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0.00379702321620015" calcext:value-type="float">
            <text:p>0.00379702321620015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0.00379167797856193" calcext:value-type="float">
            <text:p>0.00379167797856193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0.00378760295827536" calcext:value-type="float">
            <text:p>0.00378760295827536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0.00378120381267151" calcext:value-type="float">
            <text:p>0.00378120381267151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0.00377523369640257" calcext:value-type="float">
            <text:p>0.00377523369640257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0.00377244470226945" calcext:value-type="float">
            <text:p>0.00377244470226945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0.00377018293812232" calcext:value-type="float">
            <text:p>0.00377018293812232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0.00376918011085796" calcext:value-type="float">
            <text:p>0.00376918011085796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0.00376839660178895" calcext:value-type="float">
            <text:p>0.0037683966017889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0.00376767328806752" calcext:value-type="float">
            <text:p>0.00376767328806752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0.00376749410672079" calcext:value-type="float">
            <text:p>0.00376749410672079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0.00376735892554418" calcext:value-type="float">
            <text:p>0.00376735892554418</text:p>
          </table:table-cell>
        </table:table-row>
      </table:table>
      <table:table table:name="sumFz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1" calcext:value-type="float">
            <text:p>1E-03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1" calcext:value-type="float">
            <text:p>1E-04</text:p>
          </table:table-cell>
          <table:table-cell table:style-name="ce2" office:value-type="string" calcext:value-type="string">
            <text:p>g<text:span text:style-name="T1">max</text:span>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3107091868482" calcext:value-type="float">
            <text:p>-0.000243107091868482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3594524346746" calcext:value-type="float">
            <text:p>-0.000243594524346746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575682676629" calcext:value-type="float">
            <text:p>-0.0002457568267662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959705196491715" calcext:value-type="float">
            <text:p>-0.000959705196491715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67412508847845" calcext:value-type="float">
            <text:p>-0.000967412508847845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-0.000333913144052093" calcext:value-type="float">
            <text:p>-0.00033391314405209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169324794037395" calcext:value-type="float">
            <text:p>-0.00169324794037395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0912730111974" calcext:value-type="float">
            <text:p>-0.00170912730111974</text:p>
          </table:table-cell>
          <table:table-cell office:value-type="float" office:value="0.0525" calcext:value-type="float">
            <text:p>0.0525</text:p>
          </table:table-cell>
          <table:table-cell office:value-type="float" office:value="-0.000424001616546628" calcext:value-type="float">
            <text:p>-0.00042400161654662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244402446999924" calcext:value-type="float">
            <text:p>-0.00244402446999924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6736080606929" calcext:value-type="float">
            <text:p>-0.00246736080606929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00604926514094737" calcext:value-type="float">
            <text:p>-0.00060492651409473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32189797151002" calcext:value-type="float">
            <text:p>-0.0032189797151002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28536978397" calcext:value-type="float">
            <text:p>-0.0032428536978397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69830558323987" calcext:value-type="float">
            <text:p>-0.0009698305583239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401106836404402" calcext:value-type="float">
            <text:p>-0.00401106836404402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637918464974" calcext:value-type="float">
            <text:p>-0.00403637918464974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58523960172" calcext:value-type="float">
            <text:p>-0.0017115852396017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399712833907196" calcext:value-type="float">
            <text:p>-0.00399712833907196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403300674318411" calcext:value-type="float">
            <text:p>-0.0040330067431841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6987199124358" calcext:value-type="float">
            <text:p>-0.0024698719912435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398235350288573" calcext:value-type="float">
            <text:p>-0.00398235350288573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402953766319467" calcext:value-type="float">
            <text:p>-0.00402953766319467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42203191134" calcext:value-type="float">
            <text:p>-0.0032454220319113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396680825080057" calcext:value-type="float">
            <text:p>-0.00396680825080057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237042738772" calcext:value-type="float">
            <text:p>-0.00402237042738772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00761185396" calcext:value-type="float">
            <text:p>-0.0040390076118539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394149507177129" calcext:value-type="float">
            <text:p>-0.00394149507177129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401499463240497" calcext:value-type="float">
            <text:p>-0.0040149946324049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403733297087978" calcext:value-type="float">
            <text:p>-0.0040373329708797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390966737994847" calcext:value-type="float">
            <text:p>-0.00390966737994847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0752247306435" calcext:value-type="float">
            <text:p>-0.0040075224730643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403563219710622" calcext:value-type="float">
            <text:p>-0.0040356321971062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387553783837018" calcext:value-type="float">
            <text:p>-0.0038755378383701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189567723975" calcext:value-type="float">
            <text:p>-0.003991895677239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-0.00403390726540196" calcext:value-type="float">
            <text:p>-0.0040339072654019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384290993674533" calcext:value-type="float">
            <text:p>-0.00384290993674533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641872655857" calcext:value-type="float">
            <text:p>-0.0039664187265585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403216011084154" calcext:value-type="float">
            <text:p>-0.0040321601108415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381621892995791" calcext:value-type="float">
            <text:p>-0.00381621892995791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43757597296" calcext:value-type="float">
            <text:p>-0.0039343757597296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-0.00403039263255346" calcext:value-type="float">
            <text:p>-0.0040303926325534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379544377465155" calcext:value-type="float">
            <text:p>-0.0037954437746515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001037644244" calcext:value-type="float">
            <text:p>-0.00390001037644244</text:p>
          </table:table-cell>
          <table:table-cell office:value-type="float" office:value="0.1075" calcext:value-type="float">
            <text:p>0.1075</text:p>
          </table:table-cell>
          <table:table-cell office:value-type="float" office:value="-0.00402860669739268" calcext:value-type="float">
            <text:p>-0.0040286066973926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377803919691002" calcext:value-type="float">
            <text:p>-0.00377803919691002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715471882588" calcext:value-type="float">
            <text:p>-0.00386715471882588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-0.00402680414345129" calcext:value-type="float">
            <text:p>-0.0040268041434512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377107328564027" calcext:value-type="float">
            <text:p>-0.00377107328564027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3962449973428" calcext:value-type="float">
            <text:p>-0.00383962449973428</text:p>
            <draw:frame draw:z-index="0" draw:style-name="gr1" draw:text-style-name="P1" svg:width="6.2988in" svg:height="3.5429in" svg:x="0.2602in" svg:y="0.1366in">
              <draw:object draw:notify-on-update-of-ranges="sumFz.A2:sumFz.A2 sumFz.E2:sumFz.E166 sumFz.E1:sumFz.F1 sumFz.F2:sumFz.F166 sumFz.C2:sumFz.C66 sumFz.C1:sumFz.D1 sumFz.D2:sumFz.D66 sumFz.A2:sumFz.A60 sumFz.A1:sumFz.B1 sumFz.B2:sumFz.B6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-0.00402498678341979" calcext:value-type="float">
            <text:p>-0.0040249867834197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378393913835636" calcext:value-type="float">
            <text:p>-0.0037839391383563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1871743934008" calcext:value-type="float">
            <text:p>-0.00381871743934008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-0.00402315640781131" calcext:value-type="float">
            <text:p>-0.0040231564078113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382725459050845" calcext:value-type="float">
            <text:p>-0.00382725459050845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125840087592" calcext:value-type="float">
            <text:p>-0.00380125840087592</text:p>
          </table:table-cell>
          <table:table-cell office:value-type="float" office:value="0.1125" calcext:value-type="float">
            <text:p>0.1125</text:p>
          </table:table-cell>
          <table:table-cell office:value-type="float" office:value="-0.00402131478805964" calcext:value-type="float">
            <text:p>-0.0040213147880596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390257000324299" calcext:value-type="float">
            <text:p>-0.00390257000324299</text:p>
          </table:table-cell>
          <table:table-cell office:value-type="float" office:value="0.21" calcext:value-type="float">
            <text:p>0.21</text:p>
          </table:table-cell>
          <table:table-cell office:value-type="float" office:value="-0.00379496653958793" calcext:value-type="float">
            <text:p>-0.00379496653958793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-0.00401946367177783" calcext:value-type="float">
            <text:p>-0.0040194636717778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400821279690255" calcext:value-type="float">
            <text:p>-0.0040082127969025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0760392947345" calcext:value-type="float">
            <text:p>-0.0038076039294734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401760481896624" calcext:value-type="float">
            <text:p>-0.0040176048189662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413794658525073" calcext:value-type="float">
            <text:p>-0.00413794658525073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4996498694715" calcext:value-type="float">
            <text:p>-0.00384996498694715</text:p>
          </table:table-cell>
          <table:table-cell office:value-type="float" office:value="0.1175" calcext:value-type="float">
            <text:p>0.1175</text:p>
          </table:table-cell>
          <table:table-cell office:value-type="float" office:value="-0.00401387079267274" calcext:value-type="float">
            <text:p>-0.004013870792672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428831815170114" calcext:value-type="float">
            <text:p>-0.00428831815170114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444988957054" calcext:value-type="float">
            <text:p>-0.00392444988957054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12646944283" calcext:value-type="float">
            <text:p>-0.0040101264694428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446053869772065" calcext:value-type="float">
            <text:p>-0.0044605386977206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2960487930791" calcext:value-type="float">
            <text:p>-0.0040296048793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0400266192202582" calcext:value-type="float">
            <text:p>-0.0040026619220258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465744114704766" calcext:value-type="float">
            <text:p>-0.00465744114704766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5920321898566" calcext:value-type="float">
            <text:p>-0.00415920321898566</text:p>
          </table:table-cell>
          <table:table-cell office:value-type="float" office:value="0.1275" calcext:value-type="float">
            <text:p>0.1275</text:p>
          </table:table-cell>
          <table:table-cell office:value-type="float" office:value="-0.00399896934444147" calcext:value-type="float">
            <text:p>-0.0039989693444414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487731130664507" calcext:value-type="float">
            <text:p>-0.00487731130664507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0950227067132" calcext:value-type="float">
            <text:p>-0.00430950227067132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-0.00399697274728642" calcext:value-type="float">
            <text:p>-0.0039969727472864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511765418482547" calcext:value-type="float">
            <text:p>-0.00511765418482547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174923620476" calcext:value-type="float">
            <text:p>-0.00448174923620476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-0.00399575239744885" calcext:value-type="float">
            <text:p>-0.0039957523974488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538270922864282" calcext:value-type="float">
            <text:p>-0.00538270922864282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7803363882077" calcext:value-type="float">
            <text:p>-0.0046780336388207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48585666403" calcext:value-type="float">
            <text:p>-0.0039944858566640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568696953297214" calcext:value-type="float">
            <text:p>-0.00568696953297214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600100010817" calcext:value-type="float">
            <text:p>-0.00489600100010817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-0.00399317446653159" calcext:value-type="float">
            <text:p>-0.0039931744665315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60385039255273" calcext:value-type="float">
            <text:p>-0.0060385039255273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407663795932" calcext:value-type="float">
            <text:p>-0.00513407663795932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-0.00399181955262234" calcext:value-type="float">
            <text:p>-0.003991819552622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643468988764942" calcext:value-type="float">
            <text:p>-0.00643468988764942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719441573004" calcext:value-type="float">
            <text:p>-0.00539719441573004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-0.00399042242464538" calcext:value-type="float">
            <text:p>-0.0039904224246453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703954517985778" calcext:value-type="float">
            <text:p>-0.00703954517985778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410889394017" calcext:value-type="float">
            <text:p>-0.00570410889394017</text:p>
          </table:table-cell>
          <table:table-cell office:value-type="float" office:value="0.1325" calcext:value-type="float">
            <text:p>0.1325</text:p>
          </table:table-cell>
          <table:table-cell office:value-type="float" office:value="-0.00398898437663636" calcext:value-type="float">
            <text:p>-0.00398898437663636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-0.00717654413806245" calcext:value-type="float">
            <text:p>-0.00717654413806245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300340161306" calcext:value-type="float">
            <text:p>-0.00605300340161306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-0.00398750668716508" calcext:value-type="float">
            <text:p>-0.00398750668716508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-0.00723781871165097" calcext:value-type="float">
            <text:p>-0.00723781871165097</text:p>
          </table:table-cell>
          <table:table-cell office:value-type="float" office:value="0.345" calcext:value-type="float">
            <text:p>0.345</text:p>
          </table:table-cell>
          <table:table-cell office:value-type="float" office:value="-0.00624094519595591" calcext:value-type="float">
            <text:p>-0.0062409451959559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-0.00398599061956067" calcext:value-type="float">
            <text:p>-0.00398599061956067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-0.00726764644667087" calcext:value-type="float">
            <text:p>-0.00726764644667087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557307602963" calcext:value-type="float">
            <text:p>-0.00644557307602963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-0.00398443742215272" calcext:value-type="float">
            <text:p>-0.00398443742215272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-0.00733719336666256" calcext:value-type="float">
            <text:p>-0.00733719336666256</text:p>
          </table:table-cell>
          <table:table-cell office:value-type="float" office:value="0.3525" calcext:value-type="float">
            <text:p>0.3525</text:p>
          </table:table-cell>
          <table:table-cell office:value-type="float" office:value="-0.00655838100291483" calcext:value-type="float">
            <text:p>-0.00655838100291483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398284832852694" calcext:value-type="float">
            <text:p>-0.00398284832852694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-0.00736041604390025" calcext:value-type="float">
            <text:p>-0.00736041604390025</text:p>
          </table:table-cell>
          <table:table-cell office:value-type="float" office:value="0.355" calcext:value-type="float">
            <text:p>0.355</text:p>
          </table:table-cell>
          <table:table-cell office:value-type="float" office:value="-0.00668292814554324" calcext:value-type="float">
            <text:p>-0.00668292814554324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-0.00398122455779372" calcext:value-type="float">
            <text:p>-0.00398122455779372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-0.00736695452365666" calcext:value-type="float">
            <text:p>-0.0073669545236566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-0.00675235423497995" calcext:value-type="float">
            <text:p>-0.0067523542349799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-0.00397956731486845" calcext:value-type="float">
            <text:p>-0.00397956731486845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-0.00736964751144043" calcext:value-type="float">
            <text:p>-0.00736964751144043</text:p>
          </table:table-cell>
          <table:table-cell office:value-type="float" office:value="0.3575" calcext:value-type="float">
            <text:p>0.3575</text:p>
          </table:table-cell>
          <table:table-cell office:value-type="float" office:value="-0.00682939362300031" calcext:value-type="float">
            <text:p>-0.00682939362300031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-0.0039778777907622" calcext:value-type="float">
            <text:p>-0.0039778777907622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-0.00737166155929299" calcext:value-type="float">
            <text:p>-0.00737166155929299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-0.00691823874035787" calcext:value-type="float">
            <text:p>-0.00691823874035787</text:p>
          </table:table-cell>
          <table:table-cell office:value-type="float" office:value="0.1375" calcext:value-type="float">
            <text:p>0.1375</text:p>
          </table:table-cell>
          <table:table-cell office:value-type="float" office:value="-0.00397615716288174" calcext:value-type="float">
            <text:p>-0.00397615716288174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-0.00737330068131277" calcext:value-type="float">
            <text:p>-0.00737330068131277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473853320006" calcext:value-type="float">
            <text:p>-0.00703473853320006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-0.00397440659533767" calcext:value-type="float">
            <text:p>-0.00397440659533767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-0.00737398305392086" calcext:value-type="float">
            <text:p>-0.00737398305392086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-0.00712520436322104" calcext:value-type="float">
            <text:p>-0.00712520436322104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-0.00397262723925978" calcext:value-type="float">
            <text:p>-0.00397262723925978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-0.00737450410747756" calcext:value-type="float">
            <text:p>-0.00737450410747756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-0.0072259903627826" calcext:value-type="float">
            <text:p>-0.0072259903627826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-0.00397082023311864" calcext:value-type="float">
            <text:p>-0.00397082023311864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-0.0073749593973143" calcext:value-type="float">
            <text:p>-0.0073749593973143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-0.00730297563781784" calcext:value-type="float">
            <text:p>-0.00730297563781784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898670305261" calcext:value-type="float">
            <text:p>-0.00396898670305261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-0.00733122637940874" calcext:value-type="float">
            <text:p>-0.00733122637940874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00396712776319933" calcext:value-type="float">
            <text:p>-0.00396712776319933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-0.00739224368507417" calcext:value-type="float">
            <text:p>-0.00739224368507417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-0.00396524451603123" calcext:value-type="float">
            <text:p>-0.00396524451603123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-0.00739660874659878" calcext:value-type="float">
            <text:p>-0.00739660874659878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-0.003963338052694" calcext:value-type="float">
            <text:p>-0.003963338052694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-0.00740080649797676" calcext:value-type="float">
            <text:p>-0.00740080649797676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0039614094533478" calcext:value-type="float">
            <text:p>-0.0039614094533478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-0.00740209886218009" calcext:value-type="float">
            <text:p>-0.00740209886218009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-0.00395945978751032" calcext:value-type="float">
            <text:p>-0.00395945978751032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-0.00740278307799219" calcext:value-type="float">
            <text:p>-0.00740278307799219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-0.00395749011440124" calcext:value-type="float">
            <text:p>-0.00395749011440124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-0.00395550148328781" calcext:value-type="float">
            <text:p>-0.00395550148328781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-0.00395349493383074" calcext:value-type="float">
            <text:p>-0.00395349493383074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-0.00395147149643034" calcext:value-type="float">
            <text:p>-0.00395147149643034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-0.00394943219257232" calcext:value-type="float">
            <text:p>-0.00394943219257232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-0.00394737803517303" calcext:value-type="float">
            <text:p>-0.00394737803517303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-0.00394531002892385" calcext:value-type="float">
            <text:p>-0.00394531002892385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-0.00394322917063423" calcext:value-type="float">
            <text:p>-0.00394322917063423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-0.00394113644957359" calcext:value-type="float">
            <text:p>-0.00394113644957359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-0.00393691934055514" calcext:value-type="float">
            <text:p>-0.00393691934055514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-0.0039326664780979" calcext:value-type="float">
            <text:p>-0.0039326664780979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-0.0039283855393508" calcext:value-type="float">
            <text:p>-0.0039283855393508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-0.00392408411295712" calcext:value-type="float">
            <text:p>-0.00392408411295712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-0.00391976970946723" calcext:value-type="float">
            <text:p>-0.0039197697094672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-0.00391544977157687" calcext:value-type="float">
            <text:p>-0.00391544977157687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-0.00391113168418166" calcext:value-type="float">
            <text:p>-0.00391113168418166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-0.00390682278424131" calcext:value-type="float">
            <text:p>-0.00390682278424131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-0.00390253037044781" calcext:value-type="float">
            <text:p>-0.00390253037044781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-0.00386965508418465" calcext:value-type="float">
            <text:p>-0.00386965508418465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-0.00384204716200178" calcext:value-type="float">
            <text:p>-0.00384204716200178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-0.00382113810291827" calcext:value-type="float">
            <text:p>-0.00382113810291827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-0.00380369122932229" calcext:value-type="float">
            <text:p>-0.00380369122932229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-0.00379738233888021" calcext:value-type="float">
            <text:p>-0.00379738233888021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-0.00380999996835787" calcext:value-type="float">
            <text:p>-0.00380999996835787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-0.00385226157927835" calcext:value-type="float">
            <text:p>-0.00385226157927835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-0.0039266600640467" calcext:value-type="float">
            <text:p>-0.003926660064046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-0.00403172661305667" calcext:value-type="float">
            <text:p>-0.00403172661305667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-0.0041613108337364" calcext:value-type="float">
            <text:p>-0.0041613108337364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-0.00431159695220739" calcext:value-type="float">
            <text:p>-0.00431159695220739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-0.00448385806144741" calcext:value-type="float">
            <text:p>-0.00448385806144741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-0.00468016051489518" calcext:value-type="float">
            <text:p>-0.00468016051489518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00489808303225192" calcext:value-type="float">
            <text:p>-0.00489808303225192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-0.00513602347013313" calcext:value-type="float">
            <text:p>-0.00513602347013313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-0.00539902036426572" calcext:value-type="float">
            <text:p>-0.00539902036426572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-0.00554094224220197" calcext:value-type="float">
            <text:p>-0.00554094224220197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-0.00558131574953124" calcext:value-type="float">
            <text:p>-0.00558131574953124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-0.0056018229956552" calcext:value-type="float">
            <text:p>-0.0056018229956552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-0.00562242508075281" calcext:value-type="float">
            <text:p>-0.00562242508075281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-0.00564312432408825" calcext:value-type="float">
            <text:p>-0.00564312432408825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-0.00566391794674425" calcext:value-type="float">
            <text:p>-0.00566391794674425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-0.00568481928521352" calcext:value-type="float">
            <text:p>-0.0056848192852135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-0.00570582740906807" calcext:value-type="float">
            <text:p>-0.00570582740906807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-0.00574805564591862" calcext:value-type="float">
            <text:p>-0.00574805564591862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-0.00579058648999643" calcext:value-type="float">
            <text:p>-0.00579058648999643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-0.00583347609276912" calcext:value-type="float">
            <text:p>-0.00583347609276912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-0.00587675378934251" calcext:value-type="float">
            <text:p>-0.00587675378934251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-0.0059204534328201" calcext:value-type="float">
            <text:p>-0.0059204534328201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-0.00596461414026296" calcext:value-type="float">
            <text:p>-0.0059646141402629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-0.00600926827921714" calcext:value-type="float">
            <text:p>-0.00600926827921714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-0.00605449452985624" calcext:value-type="float">
            <text:p>-0.00605449452985624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-0.0061003413130365" calcext:value-type="float">
            <text:p>-0.0061003413130365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-0.00614687497509136" calcext:value-type="float">
            <text:p>-0.00614687497509136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-0.00619419360327689" calcext:value-type="float">
            <text:p>-0.00619419360327689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-0.00624238078921399" calcext:value-type="float">
            <text:p>-0.00624238078921399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-0.00629158491679433" calcext:value-type="float">
            <text:p>-0.00629158491679433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-0.00634193746772128" calcext:value-type="float">
            <text:p>-0.00634193746772128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-0.00636762560556965" calcext:value-type="float">
            <text:p>-0.00636762560556965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-0.00639366085715704" calcext:value-type="float">
            <text:p>-0.0063936608571570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-0.00642008390653329" calcext:value-type="float">
            <text:p>-0.00642008390653329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-0.00644693617391846" calcext:value-type="float">
            <text:p>-0.00644693617391846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-0.00650211430152783" calcext:value-type="float">
            <text:p>-0.0065021143015278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-0.00653054336324386" calcext:value-type="float">
            <text:p>-0.00653054336324386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-0.00655960676811467" calcext:value-type="float">
            <text:p>-0.00655960676811467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-0.00658939581341982" calcext:value-type="float">
            <text:p>-0.00658939581341982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-0.00661999065103228" calcext:value-type="float">
            <text:p>-0.00661999065103228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-0.00665150406630116" calcext:value-type="float">
            <text:p>-0.00665150406630116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-0.00668409362336002" calcext:value-type="float">
            <text:p>-0.00668409362336002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-0.00671793987483219" calcext:value-type="float">
            <text:p>-0.00671793987483219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-0.00675327631623379" calcext:value-type="float">
            <text:p>-0.00675327631623379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-0.00679042397203736" calcext:value-type="float">
            <text:p>-0.00679042397203736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-0.0068298344877302" calcext:value-type="float">
            <text:p>-0.006829834487730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-0.00685056189742118" calcext:value-type="float">
            <text:p>-0.00685056189742118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-0.00687214849715062" calcext:value-type="float">
            <text:p>-0.00687214849715062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-0.00689473066497853" calcext:value-type="float">
            <text:p>-0.00689473066497853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-0.00691850084432097" calcext:value-type="float">
            <text:p>-0.00691850084432097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-0.00694373100251639" calcext:value-type="float">
            <text:p>-0.00694373100251639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-0.00697081490868439" calcext:value-type="float">
            <text:p>-0.00697081490868439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-0.00700036179438101" calcext:value-type="float">
            <text:p>-0.00700036179438101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-0.00703340975305561" calcext:value-type="float">
            <text:p>-0.00703340975305561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-0.00705174489690021" calcext:value-type="float">
            <text:p>-0.0070517448969002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-0.00707194469402816" calcext:value-type="float">
            <text:p>-0.00707194469402816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-0.00709472718903431" calcext:value-type="float">
            <text:p>-0.00709472718903431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-0.00712171362436046" calcext:value-type="float">
            <text:p>-0.00712171362436046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-0.00713790073323219" calcext:value-type="float">
            <text:p>-0.00713790073323219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-0.00715857059593327" calcext:value-type="float">
            <text:p>-0.00715857059593327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-0.00718790538492858" calcext:value-type="float">
            <text:p>-0.00718790538492858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-0.00721721586071603" calcext:value-type="float">
            <text:p>-0.00721721586071603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-0.00722459961585533" calcext:value-type="float">
            <text:p>-0.00722459961585533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-0.00724015904645783" calcext:value-type="float">
            <text:p>-0.00724015904645783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-0.00725711869589622" calcext:value-type="float">
            <text:p>-0.00725711869589622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-0.00727604328663685" calcext:value-type="float">
            <text:p>-0.00727604328663685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-0.00729790731264266" calcext:value-type="float">
            <text:p>-0.00729790731264266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-0.007324932974756" calcext:value-type="float">
            <text:p>-0.007324932974756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-0.00734224428422468" calcext:value-type="float">
            <text:p>-0.00734224428422468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-0.00736581860496463" calcext:value-type="float">
            <text:p>-0.00736581860496463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-0.00738504557285423" calcext:value-type="float">
            <text:p>-0.00738504557285423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-0.00739332927257255" calcext:value-type="float">
            <text:p>-0.00739332927257255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-0.00739979023538048" calcext:value-type="float">
            <text:p>-0.00739979023538048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-0.00740257783488196" calcext:value-type="float">
            <text:p>-0.00740257783488196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-0.00740472702771395" calcext:value-type="float">
            <text:p>-0.0074047270277139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-0.00740668943508687" calcext:value-type="float">
            <text:p>-0.00740668943508687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-0.00740717242287802" calcext:value-type="float">
            <text:p>-0.00740717242287802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-0.00740753599140254" calcext:value-type="float">
            <text:p>-0.00740753599140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:subs&amp;kern=0" svg:font-family="'Liberation Sans:subs&amp;kern=0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0:23:32.051897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25:57.788342935</meta:creation-date>
    <dc:date>2025-01-22T10:26:04.997604171</dc:date>
    <meta:editing-duration>PT5H26M32S</meta:editing-duration>
    <meta:editing-cycles>22</meta:editing-cycles>
    <meta:generator>LibreOffice/7.5.3.2$Linux_X86_64 LibreOffice_project/9f56dff12ba03b9acd7730a5a481eea045e468f3</meta:generator>
    <meta:document-statistic meta:table-count="5" meta:cell-count="264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Horizontal reaction force</text:p>
        </chart:title>
        <chart:legend chart:legend-position="start" loext:overlay="true" svg:x="2.858cm" svg:y="1.578cm" style:legend-expansion="custom" svg:width="2.568cm" svg:height="3.088cm" style:legend-expansion-aspect-ratio="0.83160621761658" chart:style-name="ch3"/>
        <chart:plot-area chart:style-name="ch4" table:cell-range-address="sumFx.A2:sumFx.A2 sumFx.E1:sumFx.F166 sumFx.A1:sumFx.D1 sumFx.D2:sumFx.D66 sumFx.B2:sumFx.B60" chart:data-source-has-labels="both" svg:x="1.331cm" svg:y="1.275cm" svg:width="14.349cm" svg:height="6.564cm">
          <chart:coordinate-region svg:x="2.72cm" svg:y="1.474cm" svg:width="12.866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x.A2:sumFx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x.F2:sumFx.F166" chart:label-cell-address="sumFx.E1:sumFx.F1" chart:class="chart:scatter">
            <chart:domain table:cell-range-address="sumFx.E2:sumFx.E166"/>
            <chart:data-point chart:repeated="165"/>
          </chart:series>
          <chart:series chart:style-name="ch11" chart:values-cell-range-address="sumFx.D2:sumFx.D66" chart:label-cell-address="sumFx.C1:sumFx.D1" chart:class="chart:scatter">
            <chart:domain table:cell-range-address="sumFx.C2:sumFx.C66"/>
            <chart:data-point chart:repeated="65"/>
          </chart:series>
          <chart:series chart:style-name="ch12" chart:values-cell-range-address="sumFx.B2:sumFx.B60" chart:label-cell-address="sumFx.A1:sumFx.B1" chart:class="chart:scatter">
            <chart:domain table:cell-range-address="sumFx.A2:sumFx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max 1E-05</text:p>
                <text:list>
                  <text:list-item>
                    <text:p>gmax</text:p>
                  </text:list-item>
                  <text:list-item>
                    <text:p>1E-05</text:p>
                  </text:list-item>
                </text:list>
                <draw:g>
                  <svg:desc>sumFx.E1:sumFx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max 1E-04</text:p>
                <text:list>
                  <text:list-item>
                    <text:p>gmax</text:p>
                  </text:list-item>
                  <text:list-item>
                    <text:p>1E-04</text:p>
                  </text:list-item>
                </text:list>
                <draw:g>
                  <svg:desc>sumFx.C1:sumFx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max 1E-03</text:p>
                <text:list>
                  <text:list-item>
                    <text:p>gmax</text:p>
                  </text:list-item>
                  <text:list-item>
                    <text:p>1E-03</text:p>
                  </text:list-item>
                </text:list>
                <draw:g>
                  <svg:desc>sumFx.A1:sumF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x.A2:sumFx.A2</svg:desc>
                </draw:g>
              </table:table-cell>
              <table:table-cell office:value-type="float" office:value="NaN">
                <text:p>NaN</text:p>
                <draw:g>
                  <svg:desc>sumFx.E2:sumFx.E166</svg:desc>
                </draw:g>
              </table:table-cell>
              <table:table-cell office:value-type="float" office:value="NaN">
                <text:p>NaN</text:p>
                <draw:g>
                  <svg:desc>sumFx.F2:sumFx.F166</svg:desc>
                </draw:g>
              </table:table-cell>
              <table:table-cell office:value-type="float" office:value="NaN">
                <text:p>NaN</text:p>
                <draw:g>
                  <svg:desc>sumFx.C2:sumFx.C66</svg:desc>
                </draw:g>
              </table:table-cell>
              <table:table-cell office:value-type="float" office:value="NaN">
                <text:p>NaN</text:p>
                <draw:g>
                  <svg:desc>sumFx.D2:sumFx.D66</svg:desc>
                </draw:g>
              </table:table-cell>
              <table:table-cell office:value-type="float" office:value="NaN">
                <text:p>NaN</text:p>
                <draw:g>
                  <svg:desc>sumFx.A2:sumFx.A60</svg:desc>
                </draw:g>
              </table:table-cell>
              <table:table-cell office:value-type="float" office:value="NaN">
                <text:p>NaN</text:p>
                <draw:g>
                  <svg:desc>sumFx.B2:sumFx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4.2944570425793E-019">
                <text:p>-4.2944570425793E-019</text:p>
              </table:table-cell>
              <table:table-cell office:value-type="float" office:value="0.05">
                <text:p>0.05</text:p>
              </table:table-cell>
              <table:table-cell office:value-type="float" office:value="-3.70153397950129E-019">
                <text:p>-3.70153397950129E-019</text:p>
              </table:table-cell>
              <table:table-cell office:value-type="float" office:value="0.05">
                <text:p>0.05</text:p>
              </table:table-cell>
              <table:table-cell office:value-type="float" office:value="-3.23566585851143E-019">
                <text:p>-3.23566585851143E-019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-0.00000023173005569481">
                <text:p>-0.00000023173005569481</text:p>
              </table:table-cell>
              <table:table-cell office:value-type="float" office:value="0.06">
                <text:p>0.06</text:p>
              </table:table-cell>
              <table:table-cell office:value-type="float" office:value="-0.00000325821462612397">
                <text:p>-0.00000325821462612397</text:p>
              </table:table-cell>
              <table:table-cell office:value-type="float" office:value="0.06">
                <text:p>0.06</text:p>
              </table:table-cell>
              <table:table-cell office:value-type="float" office:value="-0.00000330335242063748">
                <text:p>-0.00000330335242063748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-0.00000065501225301177">
                <text:p>-0.00000065501225301177</text:p>
              </table:table-cell>
              <table:table-cell office:value-type="float" office:value="0.07">
                <text:p>0.07</text:p>
              </table:table-cell>
              <table:table-cell office:value-type="float" office:value="-0.00000692917297631859">
                <text:p>-0.00000692917297631859</text:p>
              </table:table-cell>
              <table:table-cell office:value-type="float" office:value="0.07">
                <text:p>0.07</text:p>
              </table:table-cell>
              <table:table-cell office:value-type="float" office:value="-0.00000698141835661023">
                <text:p>-0.00000698141835661023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-0.00000151352987333463">
                <text:p>-0.00000151352987333463</text:p>
              </table:table-cell>
              <table:table-cell office:value-type="float" office:value="0.08">
                <text:p>0.08</text:p>
              </table:table-cell>
              <table:table-cell office:value-type="float" office:value="-0.0000108151529997905">
                <text:p>-0.0000108151529997905</text:p>
              </table:table-cell>
              <table:table-cell office:value-type="float" office:value="0.08">
                <text:p>0.08</text:p>
              </table:table-cell>
              <table:table-cell office:value-type="float" office:value="-0.0000108486811728081">
                <text:p>-0.000010848681172808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0000326961986264568">
                <text:p>-0.00000326961986264568</text:p>
              </table:table-cell>
              <table:table-cell office:value-type="float" office:value="0.09">
                <text:p>0.09</text:p>
              </table:table-cell>
              <table:table-cell office:value-type="float" office:value="-0.0000149173757842564">
                <text:p>-0.0000149173757842564</text:p>
              </table:table-cell>
              <table:table-cell office:value-type="float" office:value="0.09">
                <text:p>0.09</text:p>
              </table:table-cell>
              <table:table-cell office:value-type="float" office:value="-0.0000149034589978214">
                <text:p>-0.0000149034589978214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0.00000694154495636159">
                <text:p>-0.00000694154495636159</text:p>
              </table:table-cell>
              <table:table-cell office:value-type="float" office:value="0.1">
                <text:p>0.1</text:p>
              </table:table-cell>
              <table:table-cell office:value-type="float" office:value="-0.0000192370997789735">
                <text:p>-0.0000192370997789735</text:p>
              </table:table-cell>
              <table:table-cell office:value-type="float" office:value="0.1">
                <text:p>0.1</text:p>
              </table:table-cell>
              <table:table-cell office:value-type="float" office:value="-0.0000191683787641753">
                <text:p>-0.0000191683787641753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0.0000108281350748488">
                <text:p>-0.0000108281350748488</text:p>
              </table:table-cell>
              <table:table-cell office:value-type="float" office:value="0.1025">
                <text:p>0.1025</text:p>
              </table:table-cell>
              <table:table-cell office:value-type="float" office:value="-0.0000197986048357133">
                <text:p>-0.0000197986048357133</text:p>
              </table:table-cell>
              <table:table-cell office:value-type="float" office:value="0.11">
                <text:p>0.11</text:p>
              </table:table-cell>
              <table:table-cell office:value-type="float" office:value="-0.0000205601006808621">
                <text:p>-0.0000205601006808621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0.000014931013081619">
                <text:p>-0.000014931013081619</text:p>
              </table:table-cell>
              <table:table-cell office:value-type="float" office:value="0.105">
                <text:p>0.105</text:p>
              </table:table-cell>
              <table:table-cell office:value-type="float" office:value="-0.0000202101816308566">
                <text:p>-0.0000202101816308566</text:p>
              </table:table-cell>
              <table:table-cell office:value-type="float" office:value="0.12">
                <text:p>0.12</text:p>
              </table:table-cell>
              <table:table-cell office:value-type="float" office:value="-0.0000199795934011554">
                <text:p>-0.0000199795934011554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0000192514041308003">
                <text:p>-0.0000192514041308003</text:p>
              </table:table-cell>
              <table:table-cell office:value-type="float" office:value="0.11">
                <text:p>0.11</text:p>
              </table:table-cell>
              <table:table-cell office:value-type="float" office:value="-0.0000206189787011251">
                <text:p>-0.0000206189787011251</text:p>
              </table:table-cell>
              <table:table-cell office:value-type="float" office:value="0.13">
                <text:p>0.13</text:p>
              </table:table-cell>
              <table:table-cell office:value-type="float" office:value="-0.0000218661604734286">
                <text:p>-0.0000218661604734286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-0.0000195514241776914">
                <text:p>-0.0000195514241776914</text:p>
              </table:table-cell>
              <table:table-cell office:value-type="float" office:value="0.115">
                <text:p>0.115</text:p>
              </table:table-cell>
              <table:table-cell office:value-type="float" office:value="-0.0000205335221488068">
                <text:p>-0.0000205335221488068</text:p>
              </table:table-cell>
              <table:table-cell office:value-type="float" office:value="0.14">
                <text:p>0.14</text:p>
              </table:table-cell>
              <table:table-cell office:value-type="float" office:value="-0.0000394526269216596">
                <text:p>-0.0000394526269216596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-0.0000198128234299893">
                <text:p>-0.0000198128234299893</text:p>
              </table:table-cell>
              <table:table-cell office:value-type="float" office:value="0.12">
                <text:p>0.12</text:p>
              </table:table-cell>
              <table:table-cell office:value-type="float" office:value="-0.0000200216655114455">
                <text:p>-0.0000200216655114455</text:p>
              </table:table-cell>
              <table:table-cell office:value-type="float" office:value="0.15">
                <text:p>0.15</text:p>
              </table:table-cell>
              <table:table-cell office:value-type="float" office:value="-0.0000500862527236147">
                <text:p>-0.0000500862527236147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-0.0000200367142119597">
                <text:p>-0.0000200367142119597</text:p>
              </table:table-cell>
              <table:table-cell office:value-type="float" office:value="0.13">
                <text:p>0.13</text:p>
              </table:table-cell>
              <table:table-cell office:value-type="float" office:value="-0.0000219126150359994">
                <text:p>-0.0000219126150359994</text:p>
              </table:table-cell>
              <table:table-cell office:value-type="float" office:value="0.16">
                <text:p>0.16</text:p>
              </table:table-cell>
              <table:table-cell office:value-type="float" office:value="-0.0000536685518764539">
                <text:p>-0.0000536685518764539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-0.0000202242082400923">
                <text:p>-0.0000202242082400923</text:p>
              </table:table-cell>
              <table:table-cell office:value-type="float" office:value="0.14">
                <text:p>0.14</text:p>
              </table:table-cell>
              <table:table-cell office:value-type="float" office:value="-0.0000396516368284336">
                <text:p>-0.0000396516368284336</text:p>
              </table:table-cell>
              <table:table-cell office:value-type="float" office:value="0.17">
                <text:p>0.17</text:p>
              </table:table-cell>
              <table:table-cell office:value-type="float" office:value="-0.0000502602207656109">
                <text:p>-0.0000502602207656109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-0.0000203764150404383">
                <text:p>-0.0000203764150404383</text:p>
              </table:table-cell>
              <table:table-cell office:value-type="float" office:value="0.15">
                <text:p>0.15</text:p>
              </table:table-cell>
              <table:table-cell office:value-type="float" office:value="-0.0000503922851820056">
                <text:p>-0.0000503922851820056</text:p>
              </table:table-cell>
              <table:table-cell office:value-type="float" office:value="0.18">
                <text:p>0.18</text:p>
              </table:table-cell>
              <table:table-cell office:value-type="float" office:value="-0.0000396477820748931">
                <text:p>-0.0000396477820748931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-0.0000204944404821234">
                <text:p>-0.0000204944404821234</text:p>
              </table:table-cell>
              <table:table-cell office:value-type="float" office:value="0.16">
                <text:p>0.16</text:p>
              </table:table-cell>
              <table:table-cell office:value-type="float" office:value="-0.0000540209860937532">
                <text:p>-0.0000540209860937532</text:p>
              </table:table-cell>
              <table:table-cell office:value-type="float" office:value="0.19">
                <text:p>0.19</text:p>
              </table:table-cell>
              <table:table-cell office:value-type="float" office:value="-0.0000335879967061004">
                <text:p>-0.0000335879967061004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-0.0000205793854119623">
                <text:p>-0.0000205793854119623</text:p>
              </table:table-cell>
              <table:table-cell office:value-type="float" office:value="0.17">
                <text:p>0.17</text:p>
              </table:table-cell>
              <table:table-cell office:value-type="float" office:value="-0.0000505907068247062">
                <text:p>-0.0000505907068247062</text:p>
              </table:table-cell>
              <table:table-cell office:value-type="float" office:value="0.2">
                <text:p>0.2</text:p>
              </table:table-cell>
              <table:table-cell office:value-type="float" office:value="-0.0000247354752478382">
                <text:p>-0.000024735475247838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00206323443761142">
                <text:p>-0.0000206323443761142</text:p>
              </table:table-cell>
              <table:table-cell office:value-type="float" office:value="0.18">
                <text:p>0.18</text:p>
              </table:table-cell>
              <table:table-cell office:value-type="float" office:value="-0.0000399096720241769">
                <text:p>-0.0000399096720241769</text:p>
              </table:table-cell>
              <table:table-cell office:value-type="float" office:value="0.21">
                <text:p>0.21</text:p>
              </table:table-cell>
              <table:table-cell office:value-type="float" office:value="0.00000471393988271409">
                <text:p>0.00000471393988271409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-0.0000206544044157999">
                <text:p>-0.0000206544044157999</text:p>
              </table:table-cell>
              <table:table-cell office:value-type="float" office:value="0.19">
                <text:p>0.19</text:p>
              </table:table-cell>
              <table:table-cell office:value-type="float" office:value="-0.000033710498029632">
                <text:p>-0.000033710498029632</text:p>
              </table:table-cell>
              <table:table-cell office:value-type="float" office:value="0.22">
                <text:p>0.22</text:p>
              </table:table-cell>
              <table:table-cell office:value-type="float" office:value="0.0000605474282360991">
                <text:p>0.0000605474282360991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-0.000020646643925029">
                <text:p>-0.000020646643925029</text:p>
              </table:table-cell>
              <table:table-cell office:value-type="float" office:value="0.2">
                <text:p>0.2</text:p>
              </table:table-cell>
              <table:table-cell office:value-type="float" office:value="-0.00002469469320793">
                <text:p>-0.00002469469320793</text:p>
              </table:table-cell>
              <table:table-cell office:value-type="float" office:value="0.23">
                <text:p>0.23</text:p>
              </table:table-cell>
              <table:table-cell office:value-type="float" office:value="0.000169475888517024">
                <text:p>0.000169475888517024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-0.000020610159397161">
                <text:p>-0.000020610159397161</text:p>
              </table:table-cell>
              <table:table-cell office:value-type="float" office:value="0.21">
                <text:p>0.21</text:p>
              </table:table-cell>
              <table:table-cell office:value-type="float" office:value="0.00000514350189144498">
                <text:p>0.00000514350189144498</text:p>
              </table:table-cell>
              <table:table-cell office:value-type="float" office:value="0.24">
                <text:p>0.24</text:p>
              </table:table-cell>
              <table:table-cell office:value-type="float" office:value="0.000321054370800175">
                <text:p>0.000321054370800175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-0.0000205459442928369">
                <text:p>-0.0000205459442928369</text:p>
              </table:table-cell>
              <table:table-cell office:value-type="float" office:value="0.22">
                <text:p>0.22</text:p>
              </table:table-cell>
              <table:table-cell office:value-type="float" office:value="0.0000612790040173725">
                <text:p>0.0000612790040173725</text:p>
              </table:table-cell>
              <table:table-cell office:value-type="float" office:value="0.25">
                <text:p>0.25</text:p>
              </table:table-cell>
              <table:table-cell office:value-type="float" office:value="0.000500615366385659">
                <text:p>0.000500615366385659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-0.0000203386018078782">
                <text:p>-0.0000203386018078782</text:p>
              </table:table-cell>
              <table:table-cell office:value-type="float" office:value="0.23">
                <text:p>0.23</text:p>
              </table:table-cell>
              <table:table-cell office:value-type="float" office:value="0.000170794507987096">
                <text:p>0.000170794507987096</text:p>
              </table:table-cell>
              <table:table-cell office:value-type="float" office:value="0.26">
                <text:p>0.26</text:p>
              </table:table-cell>
              <table:table-cell office:value-type="float" office:value="0.000705548481620968">
                <text:p>0.00070554848162096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00200328825716212">
                <text:p>-0.0000200328825716212</text:p>
              </table:table-cell>
              <table:table-cell office:value-type="float" office:value="0.24">
                <text:p>0.24</text:p>
              </table:table-cell>
              <table:table-cell office:value-type="float" office:value="0.000322935680067143">
                <text:p>0.000322935680067143</text:p>
              </table:table-cell>
              <table:table-cell office:value-type="float" office:value="0.27">
                <text:p>0.27</text:p>
              </table:table-cell>
              <table:table-cell office:value-type="float" office:value="0.000940444388185203">
                <text:p>0.000940444388185203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-0.0000191578765633559">
                <text:p>-0.0000191578765633559</text:p>
              </table:table-cell>
              <table:table-cell office:value-type="float" office:value="0.25">
                <text:p>0.25</text:p>
              </table:table-cell>
              <table:table-cell office:value-type="float" office:value="0.000503056302176521">
                <text:p>0.000503056302176521</text:p>
              </table:table-cell>
              <table:table-cell office:value-type="float" office:value="0.28">
                <text:p>0.28</text:p>
              </table:table-cell>
              <table:table-cell office:value-type="float" office:value="0.00120053905065423">
                <text:p>0.00120053905065423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-0.0000186037234223622">
                <text:p>-0.0000186037234223622</text:p>
              </table:table-cell>
              <table:table-cell office:value-type="float" office:value="0.26">
                <text:p>0.26</text:p>
              </table:table-cell>
              <table:table-cell office:value-type="float" office:value="0.000708257188558036">
                <text:p>0.000708257188558036</text:p>
              </table:table-cell>
              <table:table-cell office:value-type="float" office:value="0.29">
                <text:p>0.29</text:p>
              </table:table-cell>
              <table:table-cell office:value-type="float" office:value="0.00148146629194737">
                <text:p>0.00148146629194737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-0.0000192444004630568">
                <text:p>-0.0000192444004630568</text:p>
              </table:table-cell>
              <table:table-cell office:value-type="float" office:value="0.27">
                <text:p>0.27</text:p>
              </table:table-cell>
              <table:table-cell office:value-type="float" office:value="0.000943464283028458">
                <text:p>0.000943464283028458</text:p>
              </table:table-cell>
              <table:table-cell office:value-type="float" office:value="0.3">
                <text:p>0.3</text:p>
              </table:table-cell>
              <table:table-cell office:value-type="float" office:value="0.00178486488876234">
                <text:p>0.00178486488876234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-0.0000205969427324292">
                <text:p>-0.0000205969427324292</text:p>
              </table:table-cell>
              <table:table-cell office:value-type="float" office:value="0.28">
                <text:p>0.28</text:p>
              </table:table-cell>
              <table:table-cell office:value-type="float" office:value="0.0012039699527829">
                <text:p>0.0012039699527829</text:p>
              </table:table-cell>
              <table:table-cell office:value-type="float" office:value="0.31">
                <text:p>0.31</text:p>
              </table:table-cell>
              <table:table-cell office:value-type="float" office:value="0.00211156865587596">
                <text:p>0.00211156865587596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00219254287654921">
                <text:p>-0.0000219254287654921</text:p>
              </table:table-cell>
              <table:table-cell office:value-type="float" office:value="0.29">
                <text:p>0.29</text:p>
              </table:table-cell>
              <table:table-cell office:value-type="float" office:value="0.00148557533407603">
                <text:p>0.00148557533407603</text:p>
              </table:table-cell>
              <table:table-cell office:value-type="float" office:value="0.32">
                <text:p>0.32</text:p>
              </table:table-cell>
              <table:table-cell office:value-type="float" office:value="0.0024525637800591">
                <text:p>0.0024525637800591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-0.0000232294885603412">
                <text:p>-0.0000232294885603412</text:p>
              </table:table-cell>
              <table:table-cell office:value-type="float" office:value="0.3">
                <text:p>0.3</text:p>
              </table:table-cell>
              <table:table-cell office:value-type="float" office:value="0.00178949689339686">
                <text:p>0.00178949689339686</text:p>
              </table:table-cell>
              <table:table-cell office:value-type="float" office:value="0.33">
                <text:p>0.33</text:p>
              </table:table-cell>
              <table:table-cell office:value-type="float" office:value="0.00279968254879378">
                <text:p>0.00279968254879378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-0.0000245087775824114">
                <text:p>-0.0000245087775824114</text:p>
              </table:table-cell>
              <table:table-cell office:value-type="float" office:value="0.31">
                <text:p>0.31</text:p>
              </table:table-cell>
              <table:table-cell office:value-type="float" office:value="0.00211682860909181">
                <text:p>0.00211682860909181</text:p>
              </table:table-cell>
              <table:table-cell office:value-type="float" office:value="0.34">
                <text:p>0.34</text:p>
              </table:table-cell>
              <table:table-cell office:value-type="float" office:value="0.00314784540381257">
                <text:p>0.00314784540381257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-0.0000257629756150506">
                <text:p>-0.0000257629756150506</text:p>
              </table:table-cell>
              <table:table-cell office:value-type="float" office:value="0.32">
                <text:p>0.32</text:p>
              </table:table-cell>
              <table:table-cell office:value-type="float" office:value="0.00245833729906043">
                <text:p>0.00245833729906043</text:p>
              </table:table-cell>
              <table:table-cell office:value-type="float" office:value="0.35">
                <text:p>0.35</text:p>
              </table:table-cell>
              <table:table-cell office:value-type="float" office:value="0.00349482484429786">
                <text:p>0.00349482484429786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-0.0000269917856443287">
                <text:p>-0.0000269917856443287</text:p>
              </table:table-cell>
              <table:table-cell office:value-type="float" office:value="0.33">
                <text:p>0.33</text:p>
              </table:table-cell>
              <table:table-cell office:value-type="float" office:value="0.00280595370393398">
                <text:p>0.00280595370393398</text:p>
              </table:table-cell>
              <table:table-cell office:value-type="float" office:value="0.36">
                <text:p>0.36</text:p>
              </table:table-cell>
              <table:table-cell office:value-type="float" office:value="0.00380089486257747">
                <text:p>0.00380089486257747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-0.0000281949327776667">
                <text:p>-0.0000281949327776667</text:p>
              </table:table-cell>
              <table:table-cell office:value-type="float" office:value="0.34">
                <text:p>0.34</text:p>
              </table:table-cell>
              <table:table-cell office:value-type="float" office:value="0.00315380375892068">
                <text:p>0.00315380375892068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79231446132278">
                <text:p>0.00379231446132278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-0.0000293721631956921">
                <text:p>-0.0000293721631956921</text:p>
              </table:table-cell>
              <table:table-cell office:value-type="float" office:value="0.345">
                <text:p>0.345</text:p>
              </table:table-cell>
              <table:table-cell office:value-type="float" office:value="0.00332856615202534">
                <text:p>0.00332856615202534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78744805944114">
                <text:p>0.00378744805944114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-0.0000305232431367283">
                <text:p>-0.0000305232431367283</text:p>
              </table:table-cell>
              <table:table-cell office:value-type="float" office:value="0.35">
                <text:p>0.35</text:p>
              </table:table-cell>
              <table:table-cell office:value-type="float" office:value="0.00350196800436289">
                <text:p>0.00350196800436289</text:p>
              </table:table-cell>
              <table:table-cell office:value-type="float" office:value="0.36109375">
                <text:p>0.36109375</text:p>
              </table:table-cell>
              <table:table-cell office:value-type="float" office:value="0.00378582385037793">
                <text:p>0.00378582385037793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-0.0000316479579132263">
                <text:p>-0.0000316479579132263</text:p>
              </table:table-cell>
              <table:table-cell office:value-type="float" office:value="0.3525">
                <text:p>0.3525</text:p>
              </table:table-cell>
              <table:table-cell office:value-type="float" office:value="0.00358713042129301">
                <text:p>0.00358713042129301</text:p>
              </table:table-cell>
              <table:table-cell office:value-type="float" office:value="0.36125">
                <text:p>0.36125</text:p>
              </table:table-cell>
              <table:table-cell office:value-type="float" office:value="0.00376934716389797">
                <text:p>0.00376934716389797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-0.0000327461109594417">
                <text:p>-0.0000327461109594417</text:p>
              </table:table-cell>
              <table:table-cell office:value-type="float" office:value="0.355">
                <text:p>0.355</text:p>
              </table:table-cell>
              <table:table-cell office:value-type="float" office:value="0.00367019336884417">
                <text:p>0.00367019336884417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0.00376187432318992">
                <text:p>0.00376187432318992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-0.0000338175229096069">
                <text:p>-0.0000338175229096069</text:p>
              </table:table-cell>
              <table:table-cell office:value-type="float" office:value="0.35625">
                <text:p>0.35625</text:p>
              </table:table-cell>
              <table:table-cell office:value-type="float" office:value="0.00371029510580306">
                <text:p>0.00371029510580306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0.00375958154937376">
                <text:p>0.00375958154937376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-0.0000348620307058021">
                <text:p>-0.0000348620307058021</text:p>
              </table:table-cell>
              <table:table-cell office:value-type="float" office:value="0.3575">
                <text:p>0.3575</text:p>
              </table:table-cell>
              <table:table-cell office:value-type="float" office:value="0.0037486282308573">
                <text:p>0.0037486282308573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0.00375861264566783">
                <text:p>0.00375861264566783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-0.0000358794867347451">
                <text:p>-0.0000358794867347451</text:p>
              </table:table-cell>
              <table:table-cell office:value-type="float" office:value="0.35875">
                <text:p>0.35875</text:p>
              </table:table-cell>
              <table:table-cell office:value-type="float" office:value="0.00378416253313232">
                <text:p>0.00378416253313232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0.00375787857788541">
                <text:p>0.00375787857788541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-0.0000368697579926424">
                <text:p>-0.0000368697579926424</text:p>
              </table:table-cell>
              <table:table-cell office:value-type="float" office:value="0.36">
                <text:p>0.36</text:p>
              </table:table-cell>
              <table:table-cell office:value-type="float" office:value="0.00381253671955162">
                <text:p>0.00381253671955162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0.00375727517654716">
                <text:p>0.00375727517654716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-0.0000378327252773025">
                <text:p>-0.0000378327252773025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78407894839">
                <text:p>0.0038178407894839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0.00375702239111447">
                <text:p>0.00375702239111447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-0.0000387682824066327">
                <text:p>-0.0000387682824066327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405862828449">
                <text:p>0.00380405862828449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0.00375682873706732">
                <text:p>0.00375682873706732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00396763354626658">
                <text:p>-0.0000396763354626658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407800941289">
                <text:p>0.00379407800941289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0.00375665907824631">
                <text:p>0.00375665907824631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-0.0000405568020602866">
                <text:p>-0.0000405568020602866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0.00378831303106944">
                <text:p>0.0037883130310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-0.0000414096106397742">
                <text:p>-0.0000414096106397742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37703779119959">
                <text:p>0.00377037791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-0.0000422346997822972">
                <text:p>-0.0000422346997822972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0.0037688265747717">
                <text:p>0.003768826574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-0.0000430320175475539">
                <text:p>-0.0000430320175475539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0.0037672995245032">
                <text:p>0.0037672995245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-0.0000438015208326755">
                <text:p>-0.0000438015208326755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0.00376682240731872">
                <text:p>0.0037668224073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-0.0000445431747515591">
                <text:p>-0.0000445431747515591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0.00376656847151662">
                <text:p>0.0037665684715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-0.0000452569520338533">
                <text:p>-0.000045256952033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-0.0000459428324427202">
                <text:p>-0.000045942832442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-0.0000466008022106245">
                <text:p>-0.000046600802210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-0.000047230853492339">
                <text:p>-0.00004723085349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-0.0000478329838344158">
                <text:p>-0.00004783298383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-0.000048407195660348">
                <text:p>-0.00004840719566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-0.0000489534957706911">
                <text:p>-0.000048953495770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-0.0000494718948574276">
                <text:p>-0.00004947189485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00504250493653777">
                <text:p>-0.000050425049365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-0.0000512668049236664">
                <text:p>-0.000051266804923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-0.0000519973405960145">
                <text:p>-0.000051997340596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-0.0000526168553318504">
                <text:p>-0.000052616855331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-0.0000531255551448969">
                <text:p>-0.000053125555144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-0.0000535236408331361">
                <text:p>-0.000053523640833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-0.0000538112961688998">
                <text:p>-0.000053811296168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-0.0000539886764916314">
                <text:p>-0.000053988676491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00540558976392879">
                <text:p>-0.000054055897639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00506204181947589">
                <text:p>-0.000050620418194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00399282912436156">
                <text:p>-0.000039928291243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00337089735389015">
                <text:p>-0.000033708973538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00246653209175982">
                <text:p>-0.000024665320917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00000518366975987782">
                <text:p>0.0000051836697598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0000613503006245698">
                <text:p>0.000061350300624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000170923057356511">
                <text:p>0.00017092305735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000323120314799145">
                <text:p>0.00032312031479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000503297958709457">
                <text:p>0.00050329795870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000708523251486253">
                <text:p>0.000708523251486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000943759415599522">
                <text:p>0.00094375941559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00120429920636665">
                <text:p>0.0012042992063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00148595407254102">
                <text:p>0.0014859540725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00178992179166171">
                <text:p>0.0017899217916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00211730093042494">
                <text:p>0.0021173009304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00245884862797933">
                <text:p>0.0024588486279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0.00263351460800471">
                <text:p>0.0026335146080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0.00267670274466927">
                <text:p>0.0026767027446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0.00269826067329616">
                <text:p>0.0026982606732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0.00271985563346754">
                <text:p>0.0027198556334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0.00274148618875028">
                <text:p>0.0027414861887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0.00276315180753501">
                <text:p>0.0027631518075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0.00278484907849906">
                <text:p>0.0027848490784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00280657957510687">
                <text:p>0.0028065795751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0.00284984313836456">
                <text:p>0.0028498431383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0.00289308883324736">
                <text:p>0.0028930888332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0.00293644251518181">
                <text:p>0.0029364425151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0.00297989216871905">
                <text:p>0.0029798921687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0.003023425075228">
                <text:p>0.00302342507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0.00306702765564076">
                <text:p>0.0030670276556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0.00311069146814518">
                <text:p>0.0031106914681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0.00315438823487152">
                <text:p>0.0031543882348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0.00319810648918915">
                <text:p>0.0031981064891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0.00324182760744465">
                <text:p>0.0032418276074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0.00328552703686556">
                <text:p>0.0032855270368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0.00332918654360723">
                <text:p>0.0033291865436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0.003372763090007">
                <text:p>0.00337276309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0.00341622797883613">
                <text:p>0.0034162279788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0.00343790781174894">
                <text:p>0.0034379078117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0.00345953763855969">
                <text:p>0.0034595376385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0.00348111611956942">
                <text:p>0.0034811161195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0.00350263649392385">
                <text:p>0.003502636493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0.00354544242261323">
                <text:p>0.0035454424226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0.0035667074427522">
                <text:p>0.003566707442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0.00358786225450641">
                <text:p>0.00358786225450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0.0036088858123147">
                <text:p>0.003608885812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0.00362975847722045">
                <text:p>0.0036297584772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0.00365045568798041">
                <text:p>0.0036504556879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0.00367093187743044">
                <text:p>0.0036709318774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0.00369114605504784">
                <text:p>0.0036911460550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0.0037110389682002">
                <text:p>0.003711038968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0.00373052847440971">
                <text:p>0.0037305284744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0.00374949726786912">
                <text:p>0.0037494972678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0.00375874388060689">
                <text:p>0.0037587438806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0.00376777905499855">
                <text:p>0.0037677790549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0.00377656995526507">
                <text:p>0.0037765699552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0.00378506384758482">
                <text:p>0.00378506384758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0.00379318614262616">
                <text:p>0.0037931861426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0.00380082779277866">
                <text:p>0.0038008277927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0.00380781837065754">
                <text:p>0.0038078183706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0.0038138643982255">
                <text:p>0.003813864398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0.00381639321265951">
                <text:p>0.0038163932126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0.00381840033439611">
                <text:p>0.0038184003343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0.00381967978424014">
                <text:p>0.0038196797842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0.00381976270697771">
                <text:p>0.0038197627069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0.00381902855659812">
                <text:p>0.0038190285565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0.00381709129550325">
                <text:p>0.003817091295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0.00381264182547517">
                <text:p>0.0038126418254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0.00380611590459076">
                <text:p>0.0038061159045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0.00380567825778783">
                <text:p>0.0038056782577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0.0038045228847144">
                <text:p>0.003804522884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0.00380285401570684">
                <text:p>0.0038028540157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0.00380047413304947">
                <text:p>0.0038004741330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0.00379702321620015">
                <text:p>0.0037970232162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0.00379167797856193">
                <text:p>0.0037916779785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0.00378760295827536">
                <text:p>0.0037876029582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0.00378120381267151">
                <text:p>0.0037812038126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0.00377523369640257">
                <text:p>0.0037752336964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0.00377244470226945">
                <text:p>0.0037724447022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0.00377018293812232">
                <text:p>0.0037701829381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0.00376918011085796">
                <text:p>0.0037691801108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0.00376839660178895">
                <text:p>0.0037683966017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0.00376767328806752">
                <text:p>0.0037676732880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0.00376749410672079">
                <text:p>0.0037674941067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0.00376735892554418">
                <text:p>0.0037673589255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Increment cut-backs</text:p>
        </chart:title>
        <chart:legend chart:legend-position="start" loext:overlay="true" svg:x="2.106cm" svg:y="1.632cm" style:legend-expansion="custom" svg:width="3.007cm" svg:height="2.151cm" style:legend-expansion-aspect-ratio="1.39795443979544" chart:style-name="ch3"/>
        <chart:plot-area chart:style-name="ch4" table:cell-range-address="Bisections.A2:Bisections.A2 Bisections.E1:Bisections.F166 Bisections.A1:Bisections.D1 Bisections.D2:Bisections.D66 Bisections.B2:Bisections.B60" chart:data-source-has-labels="both" svg:x="1.331cm" svg:y="1.275cm" svg:width="14.349cm" svg:height="6.564cm">
          <chart:coordinate-region svg:x="1.952cm" svg:y="1.474cm" svg:width="13.634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Bisections.A2:Bisections.A2"/>
          </chart:axis>
          <chart:axis chart:dimension="y" chart:name="primary-y" chart:style-name="ch7">
            <chart:title svg:x="0.451cm" svg:y="7.578cm" chart:style-name="ch8">
              <text:p>Number of bisections until last converged</text:p>
            </chart:title>
            <chart:grid chart:style-name="ch9" chart:class="major"/>
          </chart:axis>
          <chart:series chart:style-name="ch10" chart:values-cell-range-address="Bisections.F2:Bisections.F166" chart:label-cell-address="Bisections.E1:Bisections.F1" chart:class="chart:scatter">
            <chart:domain table:cell-range-address="Bisections.E2:Bisections.E166"/>
            <chart:data-point chart:repeated="165"/>
          </chart:series>
          <chart:series chart:style-name="ch11" chart:values-cell-range-address="Bisections.D2:Bisections.D66" chart:label-cell-address="Bisections.C1:Bisections.D1" chart:class="chart:scatter">
            <chart:domain table:cell-range-address="Bisections.C2:Bisections.C66"/>
            <chart:data-point chart:repeated="65"/>
          </chart:series>
          <chart:series chart:style-name="ch12" chart:values-cell-range-address="Bisections.B2:Bisections.B60" chart:label-cell-address="Bisections.A1:Bisections.B1" chart:class="chart:scatter">
            <chart:domain table:cell-range-address="Bisections.A2:Bisections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max 1E-05</text:p>
                <text:list>
                  <text:list-item>
                    <text:p>gmax</text:p>
                  </text:list-item>
                  <text:list-item>
                    <text:p>1E-05</text:p>
                  </text:list-item>
                </text:list>
                <draw:g>
                  <svg:desc>Bisections.E1:Bisection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max 1E-04</text:p>
                <text:list>
                  <text:list-item>
                    <text:p>gmax</text:p>
                  </text:list-item>
                  <text:list-item>
                    <text:p>1E-04</text:p>
                  </text:list-item>
                </text:list>
                <draw:g>
                  <svg:desc>Bisections.C1:Bisection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max 1E-03</text:p>
                <text:list>
                  <text:list-item>
                    <text:p>gmax</text:p>
                  </text:list-item>
                  <text:list-item>
                    <text:p>1E-03</text:p>
                  </text:list-item>
                </text:list>
                <draw:g>
                  <svg:desc>Bisections.A1:Bisect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Bisections.A2:Bisections.A2</svg:desc>
                </draw:g>
              </table:table-cell>
              <table:table-cell office:value-type="float" office:value="NaN">
                <text:p>NaN</text:p>
                <draw:g>
                  <svg:desc>Bisections.E2:Bisections.E166</svg:desc>
                </draw:g>
              </table:table-cell>
              <table:table-cell office:value-type="float" office:value="NaN">
                <text:p>NaN</text:p>
                <draw:g>
                  <svg:desc>Bisections.F2:Bisections.F166</svg:desc>
                </draw:g>
              </table:table-cell>
              <table:table-cell office:value-type="float" office:value="NaN">
                <text:p>NaN</text:p>
                <draw:g>
                  <svg:desc>Bisections.C2:Bisections.C66</svg:desc>
                </draw:g>
              </table:table-cell>
              <table:table-cell office:value-type="float" office:value="NaN">
                <text:p>NaN</text:p>
                <draw:g>
                  <svg:desc>Bisections.D2:Bisections.D66</svg:desc>
                </draw:g>
              </table:table-cell>
              <table:table-cell office:value-type="float" office:value="NaN">
                <text:p>NaN</text:p>
                <draw:g>
                  <svg:desc>Bisections.A2:Bisections.A60</svg:desc>
                </draw:g>
              </table:table-cell>
              <table:table-cell office:value-type="float" office:value="NaN">
                <text:p>NaN</text:p>
                <draw:g>
                  <svg:desc>Bisections.B2:Bisections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1025">
                <text:p>0.1025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3">
                <text:p>3</text:p>
              </table:table-cell>
              <table:table-cell office:value-type="float" office:value="0.115">
                <text:p>0.115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3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3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3">
                <text:p>3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3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3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2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4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4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4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4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4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4">
                <text:p>4</text:p>
              </table:table-cell>
              <table:table-cell office:value-type="float" office:value="0.345">
                <text:p>0.345</text:p>
              </table:table-cell>
              <table:table-cell office:value-type="float" office:value="1">
                <text:p>1</text:p>
              </table:table-cell>
              <table:table-cell office:value-type="float" office:value="0.3609375">
                <text:p>0.3609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36109375">
                <text:p>0.36109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4">
                <text:p>4</text:p>
              </table:table-cell>
              <table:table-cell office:value-type="float" office:value="0.3525">
                <text:p>0.3525</text:p>
              </table:table-cell>
              <table:table-cell office:value-type="float" office:value="2">
                <text:p>2</text:p>
              </table:table-cell>
              <table:table-cell office:value-type="float" office:value="0.36125">
                <text:p>0.36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4">
                <text:p>4</text:p>
              </table:table-cell>
              <table:table-cell office:value-type="float" office:value="0.355">
                <text:p>0.355</text:p>
              </table:table-cell>
              <table:table-cell office:value-type="float" office:value="2">
                <text:p>2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4">
                <text:p>4</text:p>
              </table:table-cell>
              <table:table-cell office:value-type="float" office:value="0.35625">
                <text:p>0.35625</text:p>
              </table:table-cell>
              <table:table-cell office:value-type="float" office:value="3">
                <text:p>3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4">
                <text:p>4</text:p>
              </table:table-cell>
              <table:table-cell office:value-type="float" office:value="0.3575">
                <text:p>0.3575</text:p>
              </table:table-cell>
              <table:table-cell office:value-type="float" office:value="3">
                <text:p>3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4">
                <text:p>4</text:p>
              </table:table-cell>
              <table:table-cell office:value-type="float" office:value="0.35875">
                <text:p>0.35875</text:p>
              </table:table-cell>
              <table:table-cell office:value-type="float" office:value="3">
                <text:p>3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4">
                <text:p>4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4">
                <text:p>4</text:p>
              </table:table-cell>
              <table:table-cell office:value-type="float" office:value="0.3609375">
                <text:p>0.3609375</text:p>
              </table:table-cell>
              <table:table-cell office:value-type="float" office:value="5">
                <text:p>5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4">
                <text:p>4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4">
                <text:p>4</text:p>
              </table:table-cell>
              <table:table-cell office:value-type="float" office:value="0.36140625">
                <text:p>0.361406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4">
                <text:p>4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4">
                <text:p>4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4">
                <text:p>4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4">
                <text:p>4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8cm" svg:y="0.316cm" chart:style-name="ch2">
          <text:p>Contact stiffness readjustments</text:p>
        </chart:title>
        <chart:legend chart:legend-position="start" loext:overlay="true" svg:x="12.251cm" svg:y="1.658cm" style:legend-expansion="custom" svg:width="3.007cm" svg:height="2.151cm" style:legend-expansion-aspect-ratio="1.39795443979544" chart:style-name="ch3"/>
        <chart:plot-area chart:style-name="ch4" table:cell-range-address="Stiffness_adjustments.A2:Stiffness_adjustments.A2 Stiffness_adjustments.E1:Stiffness_adjustments.F166 Stiffness_adjustments.A1:Stiffness_adjustments.D1 Stiffness_adjustments.D2:Stiffness_adjustments.D66 Stiffness_adjustments.B2:Stiffness_adjustments.B60" chart:data-source-has-labels="both" svg:x="1.331cm" svg:y="1.275cm" svg:width="14.349cm" svg:height="6.564cm">
          <chart:coordinate-region svg:x="2.058cm" svg:y="1.474cm" svg:width="13.528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tiffness_adjustments.A2:Stiffness_adjustments.A2"/>
          </chart:axis>
          <chart:axis chart:dimension="y" chart:name="primary-y" chart:style-name="ch7">
            <chart:title svg:x="0.451cm" svg:y="6.122cm" chart:style-name="ch8">
              <text:p>Increment repetitions</text:p>
            </chart:title>
            <chart:grid chart:style-name="ch9" chart:class="major"/>
          </chart:axis>
          <chart:series chart:style-name="ch10" chart:values-cell-range-address="Stiffness_adjustments.F2:Stiffness_adjustments.F166" chart:label-cell-address="Stiffness_adjustments.E1:Stiffness_adjustments.F1" chart:class="chart:scatter">
            <chart:domain table:cell-range-address="Stiffness_adjustments.E2:Stiffness_adjustments.E166"/>
            <chart:data-point chart:repeated="165"/>
          </chart:series>
          <chart:series chart:style-name="ch11" chart:values-cell-range-address="Stiffness_adjustments.D2:Stiffness_adjustments.D66" chart:label-cell-address="Stiffness_adjustments.C1:Stiffness_adjustments.D1" chart:class="chart:scatter">
            <chart:domain table:cell-range-address="Stiffness_adjustments.C2:Stiffness_adjustments.C66"/>
            <chart:data-point chart:repeated="65"/>
          </chart:series>
          <chart:series chart:style-name="ch12" chart:values-cell-range-address="Stiffness_adjustments.B2:Stiffness_adjustments.B60" chart:label-cell-address="Stiffness_adjustments.A1:Stiffness_adjustments.B1" chart:class="chart:scatter">
            <chart:domain table:cell-range-address="Stiffness_adjustments.A2:Stiffness_adjustments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max 1E-05</text:p>
                <text:list>
                  <text:list-item>
                    <text:p>gmax</text:p>
                  </text:list-item>
                  <text:list-item>
                    <text:p>1E-05</text:p>
                  </text:list-item>
                </text:list>
                <draw:g>
                  <svg:desc>Stiffness_adjustments.E1:Stiffness_adjustment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max 1E-04</text:p>
                <text:list>
                  <text:list-item>
                    <text:p>gmax</text:p>
                  </text:list-item>
                  <text:list-item>
                    <text:p>1E-04</text:p>
                  </text:list-item>
                </text:list>
                <draw:g>
                  <svg:desc>Stiffness_adjustments.C1:Stiffness_adjustment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max 1E-03</text:p>
                <text:list>
                  <text:list-item>
                    <text:p>gmax</text:p>
                  </text:list-item>
                  <text:list-item>
                    <text:p>1E-03</text:p>
                  </text:list-item>
                </text:list>
                <draw:g>
                  <svg:desc>Stiffness_adjustments.A1:Stiffness_adjustmen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tiffness_adjustments.A2:Stiffness_adjustments.A2</svg:desc>
                </draw:g>
              </table:table-cell>
              <table:table-cell office:value-type="float" office:value="NaN">
                <text:p>NaN</text:p>
                <draw:g>
                  <svg:desc>Stiffness_adjustments.E2:Stiffness_adjustments.E166</svg:desc>
                </draw:g>
              </table:table-cell>
              <table:table-cell office:value-type="float" office:value="NaN">
                <text:p>NaN</text:p>
                <draw:g>
                  <svg:desc>Stiffness_adjustments.F2:Stiffness_adjustments.F166</svg:desc>
                </draw:g>
              </table:table-cell>
              <table:table-cell office:value-type="float" office:value="NaN">
                <text:p>NaN</text:p>
                <draw:g>
                  <svg:desc>Stiffness_adjustments.C2:Stiffness_adjustments.C66</svg:desc>
                </draw:g>
              </table:table-cell>
              <table:table-cell office:value-type="float" office:value="NaN">
                <text:p>NaN</text:p>
                <draw:g>
                  <svg:desc>Stiffness_adjustments.D2:Stiffness_adjustments.D66</svg:desc>
                </draw:g>
              </table:table-cell>
              <table:table-cell office:value-type="float" office:value="NaN">
                <text:p>NaN</text:p>
                <draw:g>
                  <svg:desc>Stiffness_adjustments.A2:Stiffness_adjustments.A60</svg:desc>
                </draw:g>
              </table:table-cell>
              <table:table-cell office:value-type="float" office:value="NaN">
                <text:p>NaN</text:p>
                <draw:g>
                  <svg:desc>Stiffness_adjustments.B2:Stiffness_adjustments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  <table:table-cell office:value-type="float" office:value="0.360625">
                <text:p>0.36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0">
                <text:p>0</text:p>
              </table:table-cell>
              <table:table-cell office:value-type="float" office:value="0.345">
                <text:p>0.345</text:p>
              </table:table-cell>
              <table:table-cell office:value-type="float" office:value="1">
                <text:p>1</text:p>
              </table:table-cell>
              <table:table-cell office:value-type="float" office:value="0.3609375">
                <text:p>0.3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  <table:table-cell office:value-type="float" office:value="0.36109375">
                <text:p>0.361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.3525">
                <text:p>0.3525</text:p>
              </table:table-cell>
              <table:table-cell office:value-type="float" office:value="1">
                <text:p>1</text:p>
              </table:table-cell>
              <table:table-cell office:value-type="float" office:value="0.36125">
                <text:p>0.36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  <table:table-cell office:value-type="float" office:value="2">
                <text:p>2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0">
                <text:p>0</text:p>
              </table:table-cell>
              <table:table-cell office:value-type="float" office:value="0.35625">
                <text:p>0.35625</text:p>
              </table:table-cell>
              <table:table-cell office:value-type="float" office:value="1">
                <text:p>1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0">
                <text:p>0</text:p>
              </table:table-cell>
              <table:table-cell office:value-type="float" office:value="0.3575">
                <text:p>0.3575</text:p>
              </table:table-cell>
              <table:table-cell office:value-type="float" office:value="0">
                <text:p>0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  <table:table-cell office:value-type="float" office:value="0.35875">
                <text:p>0.35875</text:p>
              </table:table-cell>
              <table:table-cell office:value-type="float" office:value="1">
                <text:p>1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0">
                <text:p>0</text:p>
              </table:table-cell>
              <table:table-cell office:value-type="float" office:value="0.360625">
                <text:p>0.360625</text:p>
              </table:table-cell>
              <table:table-cell office:value-type="float" office:value="1">
                <text:p>1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0">
                <text:p>0</text:p>
              </table:table-cell>
              <table:table-cell office:value-type="float" office:value="0.3609375">
                <text:p>0.3609375</text:p>
              </table:table-cell>
              <table:table-cell office:value-type="float" office:value="0">
                <text:p>0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36125">
                <text:p>0.36125</text:p>
              </table:table-cell>
              <table:table-cell office:value-type="float" office:value="0">
                <text:p>0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0">
                <text:p>0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0">
                <text:p>0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0">
                <text:p>0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0">
                <text:p>0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0">
                <text:p>0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Contact stiffness</text:p>
        </chart:title>
        <chart:legend chart:legend-position="start" loext:overlay="true" svg:x="2.619cm" svg:y="1.583cm" style:legend-expansion="custom" svg:width="2.568cm" svg:height="1.805cm" style:legend-expansion-aspect-ratio="1.42271468144044" chart:style-name="ch3"/>
        <chart:plot-area chart:style-name="ch4" table:cell-range-address="'max(k_n)'.A2:'max(k_n)'.A2 'max(k_n)'.E1:'max(k_n)'.F166 'max(k_n)'.A1:'max(k_n)'.D1 'max(k_n)'.D2:'max(k_n)'.D80 'max(k_n)'.B2:'max(k_n)'.B60" chart:data-source-has-labels="both" svg:x="1.331cm" svg:y="1.275cm" svg:width="14.349cm" svg:height="6.564cm">
          <chart:coordinate-region svg:x="2.508cm" svg:y="1.474cm" svg:width="13.078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'max(k_n)'.A2:'max(k_n)'.A2"/>
          </chart:axis>
          <chart:axis chart:dimension="y" chart:name="primary-y" chart:style-name="ch7">
            <chart:title svg:x="0.451cm" svg:y="7.154cm" chart:style-name="ch8">
              <text:p>Maximum adjusted contact stiffness</text:p>
            </chart:title>
            <chart:grid chart:style-name="ch9" chart:class="major"/>
          </chart:axis>
          <chart:series chart:style-name="ch10" chart:values-cell-range-address="'max(k_n)'.F2:'max(k_n)'.F166" chart:label-cell-address="'max(k_n)'.E1:'max(k_n)'.F1" chart:class="chart:scatter">
            <chart:domain table:cell-range-address="'max(k_n)'.E2:'max(k_n)'.E166"/>
            <chart:data-point chart:repeated="165"/>
          </chart:series>
          <chart:series chart:style-name="ch11" chart:values-cell-range-address="'max(k_n)'.D2:'max(k_n)'.D80" chart:label-cell-address="'max(k_n)'.C1:'max(k_n)'.D1" chart:class="chart:scatter">
            <chart:domain table:cell-range-address="'max(k_n)'.C2:'max(k_n)'.C80"/>
            <chart:data-point chart:repeated="79"/>
          </chart:series>
          <chart:series chart:style-name="ch12" chart:values-cell-range-address="'max(k_n)'.B2:'max(k_n)'.B60" chart:label-cell-address="'max(k_n)'.A1:'max(k_n)'.B1" chart:class="chart:scatter">
            <chart:domain table:cell-range-address="'max(k_n)'.A2:'max(k_n)'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max 1E-05</text:p>
                <text:list>
                  <text:list-item>
                    <text:p>gmax</text:p>
                  </text:list-item>
                  <text:list-item>
                    <text:p>1E-05</text:p>
                  </text:list-item>
                </text:list>
                <draw:g>
                  <svg:desc>'max(k_n)'.E1:'max(k_n)'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max 1E-04</text:p>
                <text:list>
                  <text:list-item>
                    <text:p>gmax</text:p>
                  </text:list-item>
                  <text:list-item>
                    <text:p>1E-04</text:p>
                  </text:list-item>
                </text:list>
                <draw:g>
                  <svg:desc>'max(k_n)'.C1:'max(k_n)'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max 1E-03</text:p>
                <text:list>
                  <text:list-item>
                    <text:p>gmax</text:p>
                  </text:list-item>
                  <text:list-item>
                    <text:p>1E-03</text:p>
                  </text:list-item>
                </text:list>
                <draw:g>
                  <svg:desc>'max(k_n)'.A1:'max(k_n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'max(k_n)'.A2:'max(k_n)'.A2</svg:desc>
                </draw:g>
              </table:table-cell>
              <table:table-cell office:value-type="float" office:value="NaN">
                <text:p>NaN</text:p>
                <draw:g>
                  <svg:desc>'max(k_n)'.E2:'max(k_n)'.E166</svg:desc>
                </draw:g>
              </table:table-cell>
              <table:table-cell office:value-type="float" office:value="NaN">
                <text:p>NaN</text:p>
                <draw:g>
                  <svg:desc>'max(k_n)'.F2:'max(k_n)'.F166</svg:desc>
                </draw:g>
              </table:table-cell>
              <table:table-cell office:value-type="float" office:value="NaN">
                <text:p>NaN</text:p>
                <draw:g>
                  <svg:desc>'max(k_n)'.C2:'max(k_n)'.C80</svg:desc>
                </draw:g>
              </table:table-cell>
              <table:table-cell office:value-type="float" office:value="NaN">
                <text:p>NaN</text:p>
                <draw:g>
                  <svg:desc>'max(k_n)'.D2:'max(k_n)'.D80</svg:desc>
                </draw:g>
              </table:table-cell>
              <table:table-cell office:value-type="float" office:value="NaN">
                <text:p>NaN</text:p>
                <draw:g>
                  <svg:desc>'max(k_n)'.A2:'max(k_n)'.A60</svg:desc>
                </draw:g>
              </table:table-cell>
              <table:table-cell office:value-type="float" office:value="NaN">
                <text:p>NaN</text:p>
                <draw:g>
                  <svg:desc>'max(k_n)'.B2:'max(k_n)'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14.7714958024414">
                <text:p>14.7714958024414</text:p>
              </table:table-cell>
              <table:table-cell office:value-type="float" office:value="0.05">
                <text:p>0.05</text:p>
              </table:table-cell>
              <table:table-cell office:value-type="float" office:value="1.47714958024414">
                <text:p>1.47714958024414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6">
                <text:p>0.06</text:p>
              </table:table-cell>
              <table:table-cell office:value-type="float" office:value="4.72517233818343">
                <text:p>4.72517233818343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7">
                <text:p>0.07</text:p>
              </table:table-cell>
              <table:table-cell office:value-type="float" office:value="8.03358387618153">
                <text:p>8.03358387618153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8">
                <text:p>0.08</text:p>
              </table:table-cell>
              <table:table-cell office:value-type="float" office:value="11.3879165041768">
                <text:p>11.3879165041768</text:p>
              </table:table-cell>
              <table:table-cell office:value-type="float" office:value="0.08">
                <text:p>0.08</text:p>
              </table:table-cell>
              <table:table-cell office:value-type="float" office:value="1.12201650116524">
                <text:p>1.122016501165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47.6842805629142">
                <text:p>47.6842805629142</text:p>
              </table:table-cell>
              <table:table-cell office:value-type="float" office:value="0.09">
                <text:p>0.09</text:p>
              </table:table-cell>
              <table:table-cell office:value-type="float" office:value="14.8174043488954">
                <text:p>14.8174043488954</text:p>
              </table:table-cell>
              <table:table-cell office:value-type="float" office:value="0.09">
                <text:p>0.09</text:p>
              </table:table-cell>
              <table:table-cell office:value-type="float" office:value="1.46264115379161">
                <text:p>1.46264115379161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80.4902236520156">
                <text:p>80.4902236520156</text:p>
              </table:table-cell>
              <table:table-cell office:value-type="float" office:value="0.1">
                <text:p>0.1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">
                <text:p>0.1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114.026628636158">
                <text:p>114.026628636158</text:p>
              </table:table-cell>
              <table:table-cell office:value-type="float" office:value="0.1025">
                <text:p>0.102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1">
                <text:p>0.11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148.317082209431">
                <text:p>148.317082209431</text:p>
              </table:table-cell>
              <table:table-cell office:value-type="float" office:value="0.105">
                <text:p>0.10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2">
                <text:p>0.12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1">
                <text:p>0.11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3">
                <text:p>0.13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15">
                <text:p>0.11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4">
                <text:p>0.14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2">
                <text:p>0.12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5">
                <text:p>0.15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3">
                <text:p>0.13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6">
                <text:p>0.16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4">
                <text:p>0.14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7">
                <text:p>0.17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5">
                <text:p>0.1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8">
                <text:p>0.18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6">
                <text:p>0.16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9">
                <text:p>0.19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7">
                <text:p>0.17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2">
                <text:p>0.2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8">
                <text:p>0.18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1">
                <text:p>0.21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9">
                <text:p>0.19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2">
                <text:p>0.22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">
                <text:p>0.2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3">
                <text:p>0.23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1">
                <text:p>0.21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4">
                <text:p>0.24</text:p>
              </table:table-cell>
              <table:table-cell office:value-type="float" office:value="2.26952184296096">
                <text:p>2.26952184296096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2">
                <text:p>0.22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5">
                <text:p>0.25</text:p>
              </table:table-cell>
              <table:table-cell office:value-type="float" office:value="2.92348547007532">
                <text:p>2.92348547007532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3">
                <text:p>0.23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6">
                <text:p>0.26</text:p>
              </table:table-cell>
              <table:table-cell office:value-type="float" office:value="3.66324577144748">
                <text:p>3.6632457714474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4">
                <text:p>0.24</text:p>
              </table:table-cell>
              <table:table-cell office:value-type="float" office:value="22.8756614889514">
                <text:p>22.8756614889514</text:p>
              </table:table-cell>
              <table:table-cell office:value-type="float" office:value="0.27">
                <text:p>0.27</text:p>
              </table:table-cell>
              <table:table-cell office:value-type="float" office:value="4.46359740304867">
                <text:p>4.46359740304867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5">
                <text:p>0.25</text:p>
              </table:table-cell>
              <table:table-cell office:value-type="float" office:value="29.4216288305577">
                <text:p>29.4216288305577</text:p>
              </table:table-cell>
              <table:table-cell office:value-type="float" office:value="0.28">
                <text:p>0.28</text:p>
              </table:table-cell>
              <table:table-cell office:value-type="float" office:value="5.30662461967216">
                <text:p>5.30662461967216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6">
                <text:p>0.26</text:p>
              </table:table-cell>
              <table:table-cell office:value-type="float" office:value="36.8172572335305">
                <text:p>36.8172572335305</text:p>
              </table:table-cell>
              <table:table-cell office:value-type="float" office:value="0.29">
                <text:p>0.29</text:p>
              </table:table-cell>
              <table:table-cell office:value-type="float" office:value="6.17490350597691">
                <text:p>6.17490350597691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7">
                <text:p>0.27</text:p>
              </table:table-cell>
              <table:table-cell office:value-type="float" office:value="44.818364993656">
                <text:p>44.818364993656</text:p>
              </table:table-cell>
              <table:table-cell office:value-type="float" office:value="0.3">
                <text:p>0.3</text:p>
              </table:table-cell>
              <table:table-cell office:value-type="float" office:value="7.05272587805828">
                <text:p>7.05272587805828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8">
                <text:p>0.28</text:p>
              </table:table-cell>
              <table:table-cell office:value-type="float" office:value="53.2432616981366">
                <text:p>53.2432616981366</text:p>
              </table:table-cell>
              <table:table-cell office:value-type="float" office:value="0.31">
                <text:p>0.31</text:p>
              </table:table-cell>
              <table:table-cell office:value-type="float" office:value="7.93047063783861">
                <text:p>7.93047063783861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9">
                <text:p>0.29</text:p>
              </table:table-cell>
              <table:table-cell office:value-type="float" office:value="61.9188448748025">
                <text:p>61.9188448748025</text:p>
              </table:table-cell>
              <table:table-cell office:value-type="float" office:value="0.32">
                <text:p>0.32</text:p>
              </table:table-cell>
              <table:table-cell office:value-type="float" office:value="8.80212830612887">
                <text:p>8.80212830612887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">
                <text:p>0.3</text:p>
              </table:table-cell>
              <table:table-cell office:value-type="float" office:value="70.6921438379988">
                <text:p>70.6921438379988</text:p>
              </table:table-cell>
              <table:table-cell office:value-type="float" office:value="0.33">
                <text:p>0.33</text:p>
              </table:table-cell>
              <table:table-cell office:value-type="float" office:value="8.80212830612887">
                <text:p>8.80212830612887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1">
                <text:p>0.31</text:p>
              </table:table-cell>
              <table:table-cell office:value-type="float" office:value="79.4812417710965">
                <text:p>79.4812417710965</text:p>
              </table:table-cell>
              <table:table-cell office:value-type="float" office:value="0.34">
                <text:p>0.3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2">
                <text:p>0.32</text:p>
              </table:table-cell>
              <table:table-cell office:value-type="float" office:value="88.2148617309651">
                <text:p>88.2148617309651</text:p>
              </table:table-cell>
              <table:table-cell office:value-type="float" office:value="0.35">
                <text:p>0.3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3">
                <text:p>0.33</text:p>
              </table:table-cell>
              <table:table-cell office:value-type="float" office:value="88.2148617309651">
                <text:p>88.2148617309651</text:p>
              </table:table-cell>
              <table:table-cell office:value-type="float" office:value="0.36">
                <text:p>0.36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4">
                <text:p>0.34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0625">
                <text:p>0.3606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45">
                <text:p>0.34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09375">
                <text:p>0.360937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">
                <text:p>0.3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09375">
                <text:p>0.3610937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25">
                <text:p>0.352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25">
                <text:p>0.361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5">
                <text:p>0.35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625">
                <text:p>0.35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75">
                <text:p>0.35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875">
                <text:p>0.358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">
                <text:p>0.36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0625">
                <text:p>0.360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09375">
                <text:p>0.36093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25">
                <text:p>0.36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625">
                <text:p>0.36140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228.936539577559">
                <text:p>228.9365395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294.402343578675">
                <text:p>294.40234357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368.36078425131">
                <text:p>368.3607842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448.369718626494">
                <text:p>448.36971862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532.61370585668">
                <text:p>532.6137058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619.362449926602">
                <text:p>619.36244992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707.090203220284">
                <text:p>707.09020322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794.989698889297">
                <text:p>794.98969888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family="'Liberation Sans:subs=0'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Vertical reaction force</text:p>
        </chart:title>
        <chart:legend chart:legend-position="start" loext:overlay="true" svg:x="12.013cm" svg:y="5.479cm" style:legend-expansion="custom" svg:width="3.327cm" svg:height="1.994cm" style:legend-expansion-aspect-ratio="1.66850551654965" chart:style-name="ch3"/>
        <chart:plot-area chart:style-name="ch4" table:cell-range-address="sumFz.A2:sumFz.A2 sumFz.E1:sumFz.F166 sumFz.A1:sumFz.D1 sumFz.D2:sumFz.D66 sumFz.B2:sumFz.B60" chart:data-source-has-labels="both" svg:x="1.331cm" svg:y="1.275cm" svg:width="14.349cm" svg:height="6.564cm">
          <chart:coordinate-region svg:x="2.535cm" svg:y="1.474cm" svg:width="13.051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z.A2:sumFz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z.F2:sumFz.F166" chart:label-cell-address="sumFz.E1:sumFz.F1" chart:class="chart:scatter">
            <chart:domain table:cell-range-address="sumFz.E2:sumFz.E166"/>
            <chart:data-point chart:repeated="165"/>
          </chart:series>
          <chart:series chart:style-name="ch11" chart:values-cell-range-address="sumFz.D2:sumFz.D66" chart:label-cell-address="sumFz.C1:sumFz.D1" chart:class="chart:scatter">
            <chart:domain table:cell-range-address="sumFz.C2:sumFz.C66"/>
            <chart:data-point chart:repeated="65"/>
          </chart:series>
          <chart:series chart:style-name="ch12" chart:values-cell-range-address="sumFz.B2:sumFz.B60" chart:label-cell-address="sumFz.A1:sumFz.B1" chart:class="chart:scatter">
            <chart:domain table:cell-range-address="sumFz.A2:sumFz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max 1E-05</text:p>
                <text:list>
                  <text:list-item>
                    <text:p>gmax</text:p>
                  </text:list-item>
                  <text:list-item>
                    <text:p>1E-05</text:p>
                  </text:list-item>
                </text:list>
                <draw:g>
                  <svg:desc>sumFz.E1:sumFz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max 1E-04</text:p>
                <text:list>
                  <text:list-item>
                    <text:p>gmax</text:p>
                  </text:list-item>
                  <text:list-item>
                    <text:p>1E-04</text:p>
                  </text:list-item>
                </text:list>
                <draw:g>
                  <svg:desc>sumFz.C1:sumFz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max 1E-03</text:p>
                <text:list>
                  <text:list-item>
                    <text:p>gmax</text:p>
                  </text:list-item>
                  <text:list-item>
                    <text:p>1E-03</text:p>
                  </text:list-item>
                </text:list>
                <draw:g>
                  <svg:desc>sumFz.A1:sumF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z.A2:sumFz.A2</svg:desc>
                </draw:g>
              </table:table-cell>
              <table:table-cell office:value-type="float" office:value="NaN">
                <text:p>NaN</text:p>
                <draw:g>
                  <svg:desc>sumFz.E2:sumFz.E166</svg:desc>
                </draw:g>
              </table:table-cell>
              <table:table-cell office:value-type="float" office:value="NaN">
                <text:p>NaN</text:p>
                <draw:g>
                  <svg:desc>sumFz.F2:sumFz.F166</svg:desc>
                </draw:g>
              </table:table-cell>
              <table:table-cell office:value-type="float" office:value="NaN">
                <text:p>NaN</text:p>
                <draw:g>
                  <svg:desc>sumFz.C2:sumFz.C66</svg:desc>
                </draw:g>
              </table:table-cell>
              <table:table-cell office:value-type="float" office:value="NaN">
                <text:p>NaN</text:p>
                <draw:g>
                  <svg:desc>sumFz.D2:sumFz.D66</svg:desc>
                </draw:g>
              </table:table-cell>
              <table:table-cell office:value-type="float" office:value="NaN">
                <text:p>NaN</text:p>
                <draw:g>
                  <svg:desc>sumFz.A2:sumFz.A60</svg:desc>
                </draw:g>
              </table:table-cell>
              <table:table-cell office:value-type="float" office:value="NaN">
                <text:p>NaN</text:p>
                <draw:g>
                  <svg:desc>sumFz.B2:sumFz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0.00024575682676629">
                <text:p>-0.00024575682676629</text:p>
              </table:table-cell>
              <table:table-cell office:value-type="float" office:value="0.05">
                <text:p>0.05</text:p>
              </table:table-cell>
              <table:table-cell office:value-type="float" office:value="-0.000243594524346746">
                <text:p>-0.000243594524346746</text:p>
              </table:table-cell>
              <table:table-cell office:value-type="float" office:value="0.05">
                <text:p>0.05</text:p>
              </table:table-cell>
              <table:table-cell office:value-type="float" office:value="-0.000243107091868482">
                <text:p>-0.000243107091868482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-0.000333913144052093">
                <text:p>-0.000333913144052093</text:p>
              </table:table-cell>
              <table:table-cell office:value-type="float" office:value="0.06">
                <text:p>0.06</text:p>
              </table:table-cell>
              <table:table-cell office:value-type="float" office:value="-0.000967412508847845">
                <text:p>-0.000967412508847845</text:p>
              </table:table-cell>
              <table:table-cell office:value-type="float" office:value="0.06">
                <text:p>0.06</text:p>
              </table:table-cell>
              <table:table-cell office:value-type="float" office:value="-0.000959705196491715">
                <text:p>-0.000959705196491715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-0.000424001616546628">
                <text:p>-0.000424001616546628</text:p>
              </table:table-cell>
              <table:table-cell office:value-type="float" office:value="0.07">
                <text:p>0.07</text:p>
              </table:table-cell>
              <table:table-cell office:value-type="float" office:value="-0.00170912730111974">
                <text:p>-0.00170912730111974</text:p>
              </table:table-cell>
              <table:table-cell office:value-type="float" office:value="0.07">
                <text:p>0.07</text:p>
              </table:table-cell>
              <table:table-cell office:value-type="float" office:value="-0.00169324794037395">
                <text:p>-0.00169324794037395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-0.000604926514094737">
                <text:p>-0.000604926514094737</text:p>
              </table:table-cell>
              <table:table-cell office:value-type="float" office:value="0.08">
                <text:p>0.08</text:p>
              </table:table-cell>
              <table:table-cell office:value-type="float" office:value="-0.00246736080606929">
                <text:p>-0.00246736080606929</text:p>
              </table:table-cell>
              <table:table-cell office:value-type="float" office:value="0.08">
                <text:p>0.08</text:p>
              </table:table-cell>
              <table:table-cell office:value-type="float" office:value="-0.00244402446999924">
                <text:p>-0.002444024469999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00969830558323987">
                <text:p>-0.000969830558323987</text:p>
              </table:table-cell>
              <table:table-cell office:value-type="float" office:value="0.09">
                <text:p>0.09</text:p>
              </table:table-cell>
              <table:table-cell office:value-type="float" office:value="-0.0032428536978397">
                <text:p>-0.0032428536978397</text:p>
              </table:table-cell>
              <table:table-cell office:value-type="float" office:value="0.09">
                <text:p>0.09</text:p>
              </table:table-cell>
              <table:table-cell office:value-type="float" office:value="-0.0032189797151002">
                <text:p>-0.003218979715100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0.00171158523960172">
                <text:p>-0.00171158523960172</text:p>
              </table:table-cell>
              <table:table-cell office:value-type="float" office:value="0.1">
                <text:p>0.1</text:p>
              </table:table-cell>
              <table:table-cell office:value-type="float" office:value="-0.00403637918464974">
                <text:p>-0.00403637918464974</text:p>
              </table:table-cell>
              <table:table-cell office:value-type="float" office:value="0.1">
                <text:p>0.1</text:p>
              </table:table-cell>
              <table:table-cell office:value-type="float" office:value="-0.00401106836404402">
                <text:p>-0.00401106836404402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0.00246987199124358">
                <text:p>-0.00246987199124358</text:p>
              </table:table-cell>
              <table:table-cell office:value-type="float" office:value="0.1025">
                <text:p>0.1025</text:p>
              </table:table-cell>
              <table:table-cell office:value-type="float" office:value="-0.00403300674318411">
                <text:p>-0.00403300674318411</text:p>
              </table:table-cell>
              <table:table-cell office:value-type="float" office:value="0.11">
                <text:p>0.11</text:p>
              </table:table-cell>
              <table:table-cell office:value-type="float" office:value="-0.00399712833907196">
                <text:p>-0.00399712833907196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0.00324542203191134">
                <text:p>-0.00324542203191134</text:p>
              </table:table-cell>
              <table:table-cell office:value-type="float" office:value="0.105">
                <text:p>0.105</text:p>
              </table:table-cell>
              <table:table-cell office:value-type="float" office:value="-0.00402953766319467">
                <text:p>-0.00402953766319467</text:p>
              </table:table-cell>
              <table:table-cell office:value-type="float" office:value="0.12">
                <text:p>0.12</text:p>
              </table:table-cell>
              <table:table-cell office:value-type="float" office:value="-0.00398235350288573">
                <text:p>-0.00398235350288573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00403900761185396">
                <text:p>-0.00403900761185396</text:p>
              </table:table-cell>
              <table:table-cell office:value-type="float" office:value="0.11">
                <text:p>0.11</text:p>
              </table:table-cell>
              <table:table-cell office:value-type="float" office:value="-0.00402237042738772">
                <text:p>-0.00402237042738772</text:p>
              </table:table-cell>
              <table:table-cell office:value-type="float" office:value="0.13">
                <text:p>0.13</text:p>
              </table:table-cell>
              <table:table-cell office:value-type="float" office:value="-0.00396680825080057">
                <text:p>-0.00396680825080057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-0.00403733297087978">
                <text:p>-0.00403733297087978</text:p>
              </table:table-cell>
              <table:table-cell office:value-type="float" office:value="0.115">
                <text:p>0.115</text:p>
              </table:table-cell>
              <table:table-cell office:value-type="float" office:value="-0.00401499463240497">
                <text:p>-0.00401499463240497</text:p>
              </table:table-cell>
              <table:table-cell office:value-type="float" office:value="0.14">
                <text:p>0.14</text:p>
              </table:table-cell>
              <table:table-cell office:value-type="float" office:value="-0.00394149507177129">
                <text:p>-0.00394149507177129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-0.00403563219710622">
                <text:p>-0.00403563219710622</text:p>
              </table:table-cell>
              <table:table-cell office:value-type="float" office:value="0.12">
                <text:p>0.12</text:p>
              </table:table-cell>
              <table:table-cell office:value-type="float" office:value="-0.00400752247306435">
                <text:p>-0.00400752247306435</text:p>
              </table:table-cell>
              <table:table-cell office:value-type="float" office:value="0.15">
                <text:p>0.15</text:p>
              </table:table-cell>
              <table:table-cell office:value-type="float" office:value="-0.00390966737994847">
                <text:p>-0.00390966737994847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-0.00403390726540196">
                <text:p>-0.00403390726540196</text:p>
              </table:table-cell>
              <table:table-cell office:value-type="float" office:value="0.13">
                <text:p>0.13</text:p>
              </table:table-cell>
              <table:table-cell office:value-type="float" office:value="-0.00399189567723975">
                <text:p>-0.00399189567723975</text:p>
              </table:table-cell>
              <table:table-cell office:value-type="float" office:value="0.16">
                <text:p>0.16</text:p>
              </table:table-cell>
              <table:table-cell office:value-type="float" office:value="-0.00387553783837018">
                <text:p>-0.00387553783837018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-0.00403216011084154">
                <text:p>-0.00403216011084154</text:p>
              </table:table-cell>
              <table:table-cell office:value-type="float" office:value="0.14">
                <text:p>0.14</text:p>
              </table:table-cell>
              <table:table-cell office:value-type="float" office:value="-0.00396641872655857">
                <text:p>-0.00396641872655857</text:p>
              </table:table-cell>
              <table:table-cell office:value-type="float" office:value="0.17">
                <text:p>0.17</text:p>
              </table:table-cell>
              <table:table-cell office:value-type="float" office:value="-0.00384290993674533">
                <text:p>-0.00384290993674533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-0.00403039263255346">
                <text:p>-0.00403039263255346</text:p>
              </table:table-cell>
              <table:table-cell office:value-type="float" office:value="0.15">
                <text:p>0.15</text:p>
              </table:table-cell>
              <table:table-cell office:value-type="float" office:value="-0.0039343757597296">
                <text:p>-0.0039343757597296</text:p>
              </table:table-cell>
              <table:table-cell office:value-type="float" office:value="0.18">
                <text:p>0.18</text:p>
              </table:table-cell>
              <table:table-cell office:value-type="float" office:value="-0.00381621892995791">
                <text:p>-0.00381621892995791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-0.00402860669739268">
                <text:p>-0.00402860669739268</text:p>
              </table:table-cell>
              <table:table-cell office:value-type="float" office:value="0.16">
                <text:p>0.16</text:p>
              </table:table-cell>
              <table:table-cell office:value-type="float" office:value="-0.00390001037644244">
                <text:p>-0.00390001037644244</text:p>
              </table:table-cell>
              <table:table-cell office:value-type="float" office:value="0.19">
                <text:p>0.19</text:p>
              </table:table-cell>
              <table:table-cell office:value-type="float" office:value="-0.00379544377465155">
                <text:p>-0.00379544377465155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-0.00402680414345129">
                <text:p>-0.00402680414345129</text:p>
              </table:table-cell>
              <table:table-cell office:value-type="float" office:value="0.17">
                <text:p>0.17</text:p>
              </table:table-cell>
              <table:table-cell office:value-type="float" office:value="-0.00386715471882588">
                <text:p>-0.00386715471882588</text:p>
              </table:table-cell>
              <table:table-cell office:value-type="float" office:value="0.2">
                <text:p>0.2</text:p>
              </table:table-cell>
              <table:table-cell office:value-type="float" office:value="-0.00377803919691002">
                <text:p>-0.0037780391969100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402498678341979">
                <text:p>-0.00402498678341979</text:p>
              </table:table-cell>
              <table:table-cell office:value-type="float" office:value="0.18">
                <text:p>0.18</text:p>
              </table:table-cell>
              <table:table-cell office:value-type="float" office:value="-0.00383962449973428">
                <text:p>-0.00383962449973428</text:p>
              </table:table-cell>
              <table:table-cell office:value-type="float" office:value="0.21">
                <text:p>0.21</text:p>
              </table:table-cell>
              <table:table-cell office:value-type="float" office:value="-0.00377107328564027">
                <text:p>-0.00377107328564027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-0.00402315640781131">
                <text:p>-0.00402315640781131</text:p>
              </table:table-cell>
              <table:table-cell office:value-type="float" office:value="0.19">
                <text:p>0.19</text:p>
              </table:table-cell>
              <table:table-cell office:value-type="float" office:value="-0.00381871743934008">
                <text:p>-0.00381871743934008</text:p>
              </table:table-cell>
              <table:table-cell office:value-type="float" office:value="0.22">
                <text:p>0.22</text:p>
              </table:table-cell>
              <table:table-cell office:value-type="float" office:value="-0.00378393913835636">
                <text:p>-0.00378393913835636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-0.00402131478805964">
                <text:p>-0.00402131478805964</text:p>
              </table:table-cell>
              <table:table-cell office:value-type="float" office:value="0.2">
                <text:p>0.2</text:p>
              </table:table-cell>
              <table:table-cell office:value-type="float" office:value="-0.00380125840087592">
                <text:p>-0.00380125840087592</text:p>
              </table:table-cell>
              <table:table-cell office:value-type="float" office:value="0.23">
                <text:p>0.23</text:p>
              </table:table-cell>
              <table:table-cell office:value-type="float" office:value="-0.00382725459050845">
                <text:p>-0.00382725459050845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-0.00401946367177783">
                <text:p>-0.00401946367177783</text:p>
              </table:table-cell>
              <table:table-cell office:value-type="float" office:value="0.21">
                <text:p>0.21</text:p>
              </table:table-cell>
              <table:table-cell office:value-type="float" office:value="-0.00379496653958793">
                <text:p>-0.00379496653958793</text:p>
              </table:table-cell>
              <table:table-cell office:value-type="float" office:value="0.24">
                <text:p>0.24</text:p>
              </table:table-cell>
              <table:table-cell office:value-type="float" office:value="-0.00390257000324299">
                <text:p>-0.00390257000324299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-0.00401760481896624">
                <text:p>-0.00401760481896624</text:p>
              </table:table-cell>
              <table:table-cell office:value-type="float" office:value="0.22">
                <text:p>0.22</text:p>
              </table:table-cell>
              <table:table-cell office:value-type="float" office:value="-0.00380760392947345">
                <text:p>-0.00380760392947345</text:p>
              </table:table-cell>
              <table:table-cell office:value-type="float" office:value="0.25">
                <text:p>0.25</text:p>
              </table:table-cell>
              <table:table-cell office:value-type="float" office:value="-0.00400821279690255">
                <text:p>-0.00400821279690255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-0.00401387079267274">
                <text:p>-0.00401387079267274</text:p>
              </table:table-cell>
              <table:table-cell office:value-type="float" office:value="0.23">
                <text:p>0.23</text:p>
              </table:table-cell>
              <table:table-cell office:value-type="float" office:value="-0.00384996498694715">
                <text:p>-0.00384996498694715</text:p>
              </table:table-cell>
              <table:table-cell office:value-type="float" office:value="0.26">
                <text:p>0.26</text:p>
              </table:table-cell>
              <table:table-cell office:value-type="float" office:value="-0.00413794658525073">
                <text:p>-0.0041379465852507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401012646944283">
                <text:p>-0.00401012646944283</text:p>
              </table:table-cell>
              <table:table-cell office:value-type="float" office:value="0.24">
                <text:p>0.24</text:p>
              </table:table-cell>
              <table:table-cell office:value-type="float" office:value="-0.00392444988957054">
                <text:p>-0.00392444988957054</text:p>
              </table:table-cell>
              <table:table-cell office:value-type="float" office:value="0.27">
                <text:p>0.27</text:p>
              </table:table-cell>
              <table:table-cell office:value-type="float" office:value="-0.00428831815170114">
                <text:p>-0.00428831815170114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-0.00400266192202582">
                <text:p>-0.00400266192202582</text:p>
              </table:table-cell>
              <table:table-cell office:value-type="float" office:value="0.25">
                <text:p>0.25</text:p>
              </table:table-cell>
              <table:table-cell office:value-type="float" office:value="-0.00402960487930791">
                <text:p>-0.00402960487930791</text:p>
              </table:table-cell>
              <table:table-cell office:value-type="float" office:value="0.28">
                <text:p>0.28</text:p>
              </table:table-cell>
              <table:table-cell office:value-type="float" office:value="-0.00446053869772065">
                <text:p>-0.00446053869772065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-0.00399896934444147">
                <text:p>-0.00399896934444147</text:p>
              </table:table-cell>
              <table:table-cell office:value-type="float" office:value="0.26">
                <text:p>0.26</text:p>
              </table:table-cell>
              <table:table-cell office:value-type="float" office:value="-0.00415920321898566">
                <text:p>-0.00415920321898566</text:p>
              </table:table-cell>
              <table:table-cell office:value-type="float" office:value="0.29">
                <text:p>0.29</text:p>
              </table:table-cell>
              <table:table-cell office:value-type="float" office:value="-0.00465744114704766">
                <text:p>-0.00465744114704766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-0.00399697274728642">
                <text:p>-0.00399697274728642</text:p>
              </table:table-cell>
              <table:table-cell office:value-type="float" office:value="0.27">
                <text:p>0.27</text:p>
              </table:table-cell>
              <table:table-cell office:value-type="float" office:value="-0.00430950227067132">
                <text:p>-0.00430950227067132</text:p>
              </table:table-cell>
              <table:table-cell office:value-type="float" office:value="0.3">
                <text:p>0.3</text:p>
              </table:table-cell>
              <table:table-cell office:value-type="float" office:value="-0.00487731130664507">
                <text:p>-0.00487731130664507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-0.00399575239744885">
                <text:p>-0.00399575239744885</text:p>
              </table:table-cell>
              <table:table-cell office:value-type="float" office:value="0.28">
                <text:p>0.28</text:p>
              </table:table-cell>
              <table:table-cell office:value-type="float" office:value="-0.00448174923620476">
                <text:p>-0.00448174923620476</text:p>
              </table:table-cell>
              <table:table-cell office:value-type="float" office:value="0.31">
                <text:p>0.31</text:p>
              </table:table-cell>
              <table:table-cell office:value-type="float" office:value="-0.00511765418482547">
                <text:p>-0.00511765418482547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399448585666403">
                <text:p>-0.00399448585666403</text:p>
              </table:table-cell>
              <table:table-cell office:value-type="float" office:value="0.29">
                <text:p>0.29</text:p>
              </table:table-cell>
              <table:table-cell office:value-type="float" office:value="-0.00467803363882077">
                <text:p>-0.00467803363882077</text:p>
              </table:table-cell>
              <table:table-cell office:value-type="float" office:value="0.32">
                <text:p>0.32</text:p>
              </table:table-cell>
              <table:table-cell office:value-type="float" office:value="-0.00538270922864282">
                <text:p>-0.00538270922864282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-0.00399317446653159">
                <text:p>-0.00399317446653159</text:p>
              </table:table-cell>
              <table:table-cell office:value-type="float" office:value="0.3">
                <text:p>0.3</text:p>
              </table:table-cell>
              <table:table-cell office:value-type="float" office:value="-0.00489600100010817">
                <text:p>-0.00489600100010817</text:p>
              </table:table-cell>
              <table:table-cell office:value-type="float" office:value="0.33">
                <text:p>0.33</text:p>
              </table:table-cell>
              <table:table-cell office:value-type="float" office:value="-0.00568696953297214">
                <text:p>-0.00568696953297214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-0.00399181955262234">
                <text:p>-0.00399181955262234</text:p>
              </table:table-cell>
              <table:table-cell office:value-type="float" office:value="0.31">
                <text:p>0.31</text:p>
              </table:table-cell>
              <table:table-cell office:value-type="float" office:value="-0.00513407663795932">
                <text:p>-0.00513407663795932</text:p>
              </table:table-cell>
              <table:table-cell office:value-type="float" office:value="0.34">
                <text:p>0.34</text:p>
              </table:table-cell>
              <table:table-cell office:value-type="float" office:value="-0.0060385039255273">
                <text:p>-0.0060385039255273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-0.00399042242464538">
                <text:p>-0.00399042242464538</text:p>
              </table:table-cell>
              <table:table-cell office:value-type="float" office:value="0.32">
                <text:p>0.32</text:p>
              </table:table-cell>
              <table:table-cell office:value-type="float" office:value="-0.00539719441573004">
                <text:p>-0.00539719441573004</text:p>
              </table:table-cell>
              <table:table-cell office:value-type="float" office:value="0.35">
                <text:p>0.35</text:p>
              </table:table-cell>
              <table:table-cell office:value-type="float" office:value="-0.00643468988764942">
                <text:p>-0.0064346898876494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-0.00398898437663636">
                <text:p>-0.00398898437663636</text:p>
              </table:table-cell>
              <table:table-cell office:value-type="float" office:value="0.33">
                <text:p>0.33</text:p>
              </table:table-cell>
              <table:table-cell office:value-type="float" office:value="-0.00570410889394017">
                <text:p>-0.00570410889394017</text:p>
              </table:table-cell>
              <table:table-cell office:value-type="float" office:value="0.36">
                <text:p>0.36</text:p>
              </table:table-cell>
              <table:table-cell office:value-type="float" office:value="-0.00703954517985778">
                <text:p>-0.00703954517985778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-0.00398750668716508">
                <text:p>-0.00398750668716508</text:p>
              </table:table-cell>
              <table:table-cell office:value-type="float" office:value="0.34">
                <text:p>0.34</text:p>
              </table:table-cell>
              <table:table-cell office:value-type="float" office:value="-0.00605300340161306">
                <text:p>-0.00605300340161306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7654413806245">
                <text:p>-0.00717654413806245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-0.00398599061956067">
                <text:p>-0.00398599061956067</text:p>
              </table:table-cell>
              <table:table-cell office:value-type="float" office:value="0.345">
                <text:p>0.345</text:p>
              </table:table-cell>
              <table:table-cell office:value-type="float" office:value="-0.00624094519595591">
                <text:p>-0.00624094519595591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3781871165097">
                <text:p>-0.00723781871165097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-0.00398443742215272">
                <text:p>-0.00398443742215272</text:p>
              </table:table-cell>
              <table:table-cell office:value-type="float" office:value="0.35">
                <text:p>0.35</text:p>
              </table:table-cell>
              <table:table-cell office:value-type="float" office:value="-0.00644557307602963">
                <text:p>-0.00644557307602963</text:p>
              </table:table-cell>
              <table:table-cell office:value-type="float" office:value="0.36109375">
                <text:p>0.36109375</text:p>
              </table:table-cell>
              <table:table-cell office:value-type="float" office:value="-0.00726764644667087">
                <text:p>-0.00726764644667087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-0.00398284832852694">
                <text:p>-0.00398284832852694</text:p>
              </table:table-cell>
              <table:table-cell office:value-type="float" office:value="0.3525">
                <text:p>0.3525</text:p>
              </table:table-cell>
              <table:table-cell office:value-type="float" office:value="-0.00655838100291483">
                <text:p>-0.00655838100291483</text:p>
              </table:table-cell>
              <table:table-cell office:value-type="float" office:value="0.36125">
                <text:p>0.36125</text:p>
              </table:table-cell>
              <table:table-cell office:value-type="float" office:value="-0.00733719336666256">
                <text:p>-0.00733719336666256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-0.00398122455779372">
                <text:p>-0.00398122455779372</text:p>
              </table:table-cell>
              <table:table-cell office:value-type="float" office:value="0.355">
                <text:p>0.355</text:p>
              </table:table-cell>
              <table:table-cell office:value-type="float" office:value="-0.00668292814554324">
                <text:p>-0.00668292814554324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-0.00736041604390025">
                <text:p>-0.00736041604390025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-0.00397956731486845">
                <text:p>-0.00397956731486845</text:p>
              </table:table-cell>
              <table:table-cell office:value-type="float" office:value="0.35625">
                <text:p>0.35625</text:p>
              </table:table-cell>
              <table:table-cell office:value-type="float" office:value="-0.00675235423497995">
                <text:p>-0.00675235423497995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-0.00736695452365666">
                <text:p>-0.00736695452365666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-0.0039778777907622">
                <text:p>-0.0039778777907622</text:p>
              </table:table-cell>
              <table:table-cell office:value-type="float" office:value="0.3575">
                <text:p>0.3575</text:p>
              </table:table-cell>
              <table:table-cell office:value-type="float" office:value="-0.00682939362300031">
                <text:p>-0.00682939362300031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-0.00736964751144043">
                <text:p>-0.00736964751144043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-0.00397615716288174">
                <text:p>-0.00397615716288174</text:p>
              </table:table-cell>
              <table:table-cell office:value-type="float" office:value="0.35875">
                <text:p>0.35875</text:p>
              </table:table-cell>
              <table:table-cell office:value-type="float" office:value="-0.00691823874035787">
                <text:p>-0.00691823874035787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-0.00737166155929299">
                <text:p>-0.00737166155929299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-0.00397440659533767">
                <text:p>-0.00397440659533767</text:p>
              </table:table-cell>
              <table:table-cell office:value-type="float" office:value="0.36">
                <text:p>0.36</text:p>
              </table:table-cell>
              <table:table-cell office:value-type="float" office:value="-0.00703473853320006">
                <text:p>-0.00703473853320006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-0.00737330068131277">
                <text:p>-0.00737330068131277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-0.00397262723925978">
                <text:p>-0.00397262723925978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2520436322104">
                <text:p>-0.00712520436322104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-0.00737398305392086">
                <text:p>-0.00737398305392086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-0.00397082023311864">
                <text:p>-0.00397082023311864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59903627826">
                <text:p>-0.0072259903627826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-0.00737450410747756">
                <text:p>-0.00737450410747756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396898670305261">
                <text:p>-0.00396898670305261</text:p>
              </table:table-cell>
              <table:table-cell office:value-type="float" office:value="0.36125">
                <text:p>0.36125</text:p>
              </table:table-cell>
              <table:table-cell office:value-type="float" office:value="-0.00730297563781784">
                <text:p>-0.00730297563781784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-0.0073749593973143">
                <text:p>-0.0073749593973143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-0.00396712776319933">
                <text:p>-0.00396712776319933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-0.00733122637940874">
                <text:p>-0.0073312263794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-0.00396524451603123">
                <text:p>-0.00396524451603123</text:p>
              </table:table-cell>
              <table:table-cell office:value-type="float" office:value="0.36140625">
                <text:p>0.36140625</text:p>
              </table:table-cell>
              <table:table-cell office:value-type="float" office:value="-0.00739224368507417">
                <text:p>-0.00739224368507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-0.003963338052694">
                <text:p>-0.003963338052694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-0.00739660874659878">
                <text:p>-0.00739660874659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-0.0039614094533478">
                <text:p>-0.0039614094533478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-0.00740080649797676">
                <text:p>-0.0074008064979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-0.00395945978751032">
                <text:p>-0.00395945978751032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-0.00740209886218009">
                <text:p>-0.0074020988621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-0.00395749011440124">
                <text:p>-0.00395749011440124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-0.00740278307799219">
                <text:p>-0.007402783077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-0.00395550148328781">
                <text:p>-0.0039555014832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-0.00395349493383074">
                <text:p>-0.0039534949338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-0.00395147149643034">
                <text:p>-0.0039514714964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-0.00394943219257232">
                <text:p>-0.0039494321925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-0.00394737803517303">
                <text:p>-0.0039473780351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-0.00394531002892385">
                <text:p>-0.003945310028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-0.00394322917063423">
                <text:p>-0.0039432291706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-0.00394113644957359">
                <text:p>-0.0039411364495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393691934055514">
                <text:p>-0.0039369193405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-0.0039326664780979">
                <text:p>-0.003932666478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-0.0039283855393508">
                <text:p>-0.003928385539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-0.00392408411295712">
                <text:p>-0.0039240841129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-0.00391976970946723">
                <text:p>-0.0039197697094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-0.00391544977157687">
                <text:p>-0.00391544977157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-0.00391113168418166">
                <text:p>-0.0039111316841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-0.00390682278424131">
                <text:p>-0.00390682278424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390253037044781">
                <text:p>-0.0039025303704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386965508418465">
                <text:p>-0.0038696550841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384204716200178">
                <text:p>-0.0038420471620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382113810291827">
                <text:p>-0.0038211381029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380369122932229">
                <text:p>-0.0038036912293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-0.00379738233888021">
                <text:p>-0.0037973823388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-0.00380999996835787">
                <text:p>-0.0038099999683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-0.00385226157927835">
                <text:p>-0.0038522615792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-0.0039266600640467">
                <text:p>-0.003926660064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-0.00403172661305667">
                <text:p>-0.0040317266130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-0.0041613108337364">
                <text:p>-0.004161310833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-0.00431159695220739">
                <text:p>-0.0043115969522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-0.00448385806144741">
                <text:p>-0.004483858061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-0.00468016051489518">
                <text:p>-0.0046801605148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-0.00489808303225192">
                <text:p>-0.0048980830322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-0.00513602347013313">
                <text:p>-0.0051360234701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-0.00539902036426572">
                <text:p>-0.0053990203642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-0.00554094224220197">
                <text:p>-0.0055409422422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-0.00558131574953124">
                <text:p>-0.0055813157495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-0.0056018229956552">
                <text:p>-0.005601822995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-0.00562242508075281">
                <text:p>-0.0056224250807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-0.00564312432408825">
                <text:p>-0.0056431243240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-0.00566391794674425">
                <text:p>-0.0056639179467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-0.00568481928521352">
                <text:p>-0.005684819285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-0.00570582740906807">
                <text:p>-0.0057058274090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-0.00574805564591862">
                <text:p>-0.005748055645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-0.00579058648999643">
                <text:p>-0.0057905864899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-0.00583347609276912">
                <text:p>-0.0058334760927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-0.00587675378934251">
                <text:p>-0.0058767537893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-0.0059204534328201">
                <text:p>-0.005920453432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-0.00596461414026296">
                <text:p>-0.0059646141402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-0.00600926827921714">
                <text:p>-0.0060092682792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-0.00605449452985624">
                <text:p>-0.0060544945298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-0.0061003413130365">
                <text:p>-0.006100341313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-0.00614687497509136">
                <text:p>-0.0061468749750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-0.00619419360327689">
                <text:p>-0.0061941936032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-0.00624238078921399">
                <text:p>-0.0062423807892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-0.00629158491679433">
                <text:p>-0.0062915849167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-0.00634193746772128">
                <text:p>-0.0063419374677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-0.00636762560556965">
                <text:p>-0.0063676256055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-0.00639366085715704">
                <text:p>-0.0063936608571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-0.00642008390653329">
                <text:p>-0.0064200839065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-0.00644693617391846">
                <text:p>-0.0064469361739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-0.00650211430152783">
                <text:p>-0.0065021143015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-0.00653054336324386">
                <text:p>-0.0065305433632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-0.00655960676811467">
                <text:p>-0.0065596067681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-0.00658939581341982">
                <text:p>-0.0065893958134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-0.00661999065103228">
                <text:p>-0.0066199906510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-0.00665150406630116">
                <text:p>-0.0066515040663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-0.00668409362336002">
                <text:p>-0.0066840936233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-0.00671793987483219">
                <text:p>-0.0067179398748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-0.00675327631623379">
                <text:p>-0.0067532763162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-0.00679042397203736">
                <text:p>-0.0067904239720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-0.0068298344877302">
                <text:p>-0.006829834487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-0.00685056189742118">
                <text:p>-0.0068505618974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-0.00687214849715062">
                <text:p>-0.0068721484971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-0.00689473066497853">
                <text:p>-0.0068947306649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-0.00691850084432097">
                <text:p>-0.0069185008443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-0.00694373100251639">
                <text:p>-0.0069437310025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-0.00697081490868439">
                <text:p>-0.0069708149086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-0.00700036179438101">
                <text:p>-0.0070003617943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-0.00703340975305561">
                <text:p>-0.0070334097530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-0.00705174489690021">
                <text:p>-0.0070517448969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-0.00707194469402816">
                <text:p>-0.0070719446940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-0.00709472718903431">
                <text:p>-0.0070947271890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-0.00712171362436046">
                <text:p>-0.0071217136243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-0.00713790073323219">
                <text:p>-0.0071379007332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-0.00715857059593327">
                <text:p>-0.0071585705959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-0.00718790538492858">
                <text:p>-0.0071879053849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-0.00721721586071603">
                <text:p>-0.0072172158607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-0.00722459961585533">
                <text:p>-0.0072245996158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-0.00724015904645783">
                <text:p>-0.0072401590464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-0.00725711869589622">
                <text:p>-0.0072571186958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-0.00727604328663685">
                <text:p>-0.0072760432866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-0.00729790731264266">
                <text:p>-0.0072979073126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-0.007324932974756">
                <text:p>-0.00732493297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-0.00734224428422468">
                <text:p>-0.0073422442842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-0.00736581860496463">
                <text:p>-0.0073658186049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-0.00738504557285423">
                <text:p>-0.0073850455728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-0.00739332927257255">
                <text:p>-0.0073933292725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-0.00739979023538048">
                <text:p>-0.0073997902353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-0.00740257783488196">
                <text:p>-0.00740257783488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-0.00740472702771395">
                <text:p>-0.0074047270277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-0.00740668943508687">
                <text:p>-0.00740668943508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-0.00740717242287802">
                <text:p>-0.00740717242287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-0.00740753599140254">
                <text:p>-0.0074075359914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